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6C00002291153C4D7A.wmf"/>
  <manifest:file-entry manifest:media-type="" manifest:full-path="Pictures/200000070000218600002763CEE5CB6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2"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margin-top="0in" fo:margin-bottom="0in" fo:line-height="100%" fo:text-indent="0in" style:auto-text-indent="false"/>
    </style:style>
    <style:style style:name="P2" style:family="paragraph" style:parent-style-name="Standard">
      <style:paragraph-properties fo:margin-left="0.5in" fo:margin-right="0in" fo:margin-top="0in" fo:margin-bottom="0in" fo:line-height="100%" fo:text-indent="0in" style:auto-text-indent="false"/>
      <style:text-properties style:font-name="Courier New" fo:font-size="10pt" style:font-size-asian="10pt" style:font-name-complex="Courier New2" style:font-size-complex="10pt"/>
    </style:style>
    <style:style style:name="P3" style:family="paragraph" style:parent-style-name="Standard">
      <style:paragraph-properties fo:margin-left="0.5in" fo:margin-right="0in" fo:margin-top="0in" fo:margin-bottom="0in" fo:line-height="100%" fo:text-indent="0in" style:auto-text-indent="false"/>
      <style:text-properties style:font-name="Courier New" fo:font-size="10pt" style:font-size-asian="10pt" style:font-name-complex="Courier New2" style:font-size-complex="10pt" style:language-complex="hi" style:country-complex="IN"/>
    </style:style>
    <style:style style:name="P4" style:family="paragraph" style:parent-style-name="Standard">
      <style:paragraph-properties fo:margin-left="0.5in" fo:margin-right="0in" fo:margin-top="0in" fo:margin-bottom="0in" fo:line-height="100%" fo:text-indent="0in" style:auto-text-indent="false"/>
      <style:text-properties style:font-name="Courier New" fo:font-size="10pt" style:text-underline-style="none" style:font-size-asian="10pt" style:font-name-complex="Courier New2" style:font-size-complex="10pt"/>
    </style:style>
    <style:style style:name="P5" style:family="paragraph" style:parent-style-name="Standard">
      <style:paragraph-properties fo:margin-left="0.5in" fo:margin-right="0in" fo:margin-top="0in" fo:margin-bottom="0in" fo:line-height="100%" fo:text-indent="0in" style:auto-text-indent="false"/>
      <style:text-properties fo:color="#000000" style:font-name-complex="Calibri1"/>
    </style:style>
    <style:style style:name="P6" style:family="paragraph" style:parent-style-name="Standard">
      <style:paragraph-properties fo:margin-left="0.5in" fo:margin-right="0in" fo:margin-top="0in" fo:margin-bottom="0in" fo:line-height="100%" fo:text-indent="0in" style:auto-text-indent="false"/>
      <style:text-properties fo:color="#000000" style:font-name="Courier New" fo:font-size="10pt" style:font-size-asian="10pt" style:font-name-complex="Courier New2" style:font-size-complex="10pt"/>
    </style:style>
    <style:style style:name="P7" style:family="paragraph" style:parent-style-name="Standard">
      <style:paragraph-properties fo:margin-left="0.5in" fo:margin-right="0in" fo:margin-top="0in" fo:margin-bottom="0in" fo:line-height="100%" fo:text-indent="0in" style:auto-text-indent="false"/>
      <style:text-properties fo:color="#000000" style:font-name="Courier New" fo:font-size="10pt" style:text-underline-style="none" style:font-size-asian="10pt" style:font-name-complex="Courier New2" style:font-size-complex="10pt"/>
    </style:style>
    <style:style style:name="P8" style:family="paragraph" style:parent-style-name="Standard">
      <style:paragraph-properties fo:margin-left="0.5in" fo:margin-right="0in" fo:margin-top="0in" fo:margin-bottom="0in" fo:line-height="100%" fo:text-indent="0in" style:auto-text-indent="false"/>
      <style:text-properties fo:color="#000000" style:font-name="Courier New1" fo:font-size="10pt" style:font-size-asian="10pt" style:font-name-complex="Consolas" style:font-size-complex="10pt" style:language-complex="hi" style:country-complex="IN"/>
    </style:style>
    <style:style style:name="P9" style:family="paragraph" style:parent-style-name="Standard">
      <style:paragraph-properties fo:margin-left="0.5in" fo:margin-right="0in" fo:margin-top="0in" fo:margin-bottom="0in" fo:line-height="100%" fo:text-indent="0in" style:auto-text-indent="false"/>
      <style:text-properties style:font-name="Courier New1" fo:font-size="10pt" style:font-size-asian="10pt" style:font-size-complex="10pt"/>
    </style:style>
    <style:style style:name="P10" style:family="paragraph" style:parent-style-name="Standard">
      <style:paragraph-properties fo:margin-left="0.5in" fo:margin-right="0in" fo:margin-top="0in" fo:margin-bottom="0in" fo:line-height="150%" fo:text-indent="0in" style:auto-text-indent="false"/>
      <style:text-properties style:font-name="Calibri" fo:font-size="11pt" style:font-size-asian="11pt" style:font-size-complex="11pt"/>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style:text-properties fo:color="#000000" style:font-name="Georgia" fo:font-size="10.5pt" style:font-size-asian="10.5pt" style:font-name-complex="Georgia1" style:font-size-complex="10.5pt"/>
    </style:style>
    <style:style style:name="P14" style:family="paragraph" style:parent-style-name="Standard">
      <style:paragraph-properties fo:margin-top="0in" fo:margin-bottom="0in" fo:line-height="100%"/>
      <style:text-properties fo:color="#000000" style:font-name-complex="Calibri1"/>
    </style:style>
    <style:style style:name="P15" style:family="paragraph" style:parent-style-name="Standard">
      <style:paragraph-properties fo:margin-top="0in" fo:margin-bottom="0in" fo:line-height="100%"/>
      <style:text-properties fo:color="#000000" style:font-name="Courier New" fo:font-size="10pt" style:font-size-asian="10pt" style:font-name-complex="Courier New2" style:font-size-complex="10pt"/>
    </style:style>
    <style:style style:name="P16" style:family="paragraph" style:parent-style-name="Standard">
      <style:paragraph-properties fo:margin-top="0in" fo:margin-bottom="0in" fo:line-height="100%"/>
      <style:text-properties fo:color="#000000" style:font-name="Courier New" fo:font-size="10pt" style:text-underline-style="none" style:font-size-asian="10pt" style:font-name-complex="Courier New2" style:font-size-complex="10pt"/>
    </style:style>
    <style:style style:name="P17" style:family="paragraph" style:parent-style-name="Standard">
      <style:paragraph-properties fo:margin-top="0in" fo:margin-bottom="0in" fo:line-height="100%"/>
      <style:text-properties style:font-name="Courier New" fo:font-size="10pt" style:text-underline-style="none" style:font-size-asian="10pt" style:font-name-complex="Courier New2" style:font-size-complex="10pt"/>
    </style:style>
    <style:style style:name="P18" style:family="paragraph" style:parent-style-name="Standard">
      <style:paragraph-properties fo:margin-top="0in" fo:margin-bottom="0in" fo:line-height="100%"/>
      <style:text-properties style:text-underline-style="none"/>
    </style:style>
    <style:style style:name="P19" style:family="paragraph" style:parent-style-name="Standard">
      <style:paragraph-properties fo:margin-top="0in" fo:margin-bottom="0in" fo:line-height="150%"/>
      <style:text-properties style:font-name="Calibri" fo:font-size="11pt" style:font-size-asian="11pt" style:font-name-complex="Calibri1" style:font-size-complex="11pt"/>
    </style:style>
    <style:style style:name="P20" style:family="paragraph" style:parent-style-name="List_20_Paragraph">
      <style:paragraph-properties fo:margin-top="0in" fo:margin-bottom="0in" fo:line-height="100%"/>
      <style:text-properties fo:color="#000000" style:font-name-complex="Calibri1"/>
    </style:style>
    <style:style style:name="P21" style:family="paragraph" style:parent-style-name="List_20_Paragraph">
      <style:paragraph-properties fo:margin-top="0in" fo:margin-bottom="0in" fo:line-height="100%"/>
      <style:text-properties fo:color="#000000" style:font-name="Courier New" fo:font-size="10pt" style:font-size-asian="10pt" style:font-name-complex="Courier New2" style:font-size-complex="10pt"/>
    </style:style>
    <style:style style:name="P22" style:family="paragraph" style:parent-style-name="Standard">
      <style:paragraph-properties fo:margin-left="0.7083in" fo:margin-right="0in" fo:margin-top="0in" fo:margin-bottom="0in" fo:line-height="100%" fo:text-indent="0in" style:auto-text-indent="false"/>
      <style:text-properties fo:font-size="10pt" style:font-size-asian="10pt" style:font-size-complex="10pt"/>
    </style:style>
    <style:style style:name="P23" style:family="paragraph" style:parent-style-name="List_20_Paragraph">
      <style:text-properties fo:color="#000000" style:font-name="Courier New" style:text-underline-style="none" style:font-name-complex="Courier New2"/>
    </style:style>
    <style:style style:name="P24" style:family="paragraph" style:parent-style-name="List_20_Paragraph">
      <style:text-properties style:text-underline-style="none"/>
    </style:style>
    <style:style style:name="P25" style:family="paragraph" style:parent-style-name="List_20_Paragraph">
      <style:paragraph-properties fo:margin-left="0in" fo:margin-right="0in" fo:text-indent="0in" style:auto-text-indent="false"/>
      <style:text-properties style:font-name="Calibri" fo:font-size="11pt" style:font-size-asian="11pt" style:font-size-complex="11pt"/>
    </style:style>
    <style:style style:name="P26" style:family="paragraph" style:parent-style-name="List_20_Paragraph">
      <style:paragraph-properties fo:margin-left="0in" fo:margin-right="0in" fo:text-indent="0in" style:auto-text-indent="false"/>
      <style:text-properties style:font-name="Calibri" fo:font-size="11pt" style:font-size-asian="11pt" style:font-name-complex="Calibri1" style:font-size-complex="11pt"/>
    </style:style>
    <style:style style:name="P27" style:family="paragraph" style:parent-style-name="List_20_Paragraph">
      <style:paragraph-properties fo:margin-left="0in" fo:margin-right="0in" fo:margin-top="0in" fo:margin-bottom="0in" fo:line-height="150%" fo:text-indent="0in" style:auto-text-indent="false"/>
      <style:text-properties style:font-name="Calibri" fo:font-size="11pt" style:font-size-asian="11pt" style:font-size-complex="11pt"/>
    </style:style>
    <style:style style:name="P28" style:family="paragraph" style:parent-style-name="List_20_Paragraph">
      <style:paragraph-properties fo:margin-left="0in" fo:margin-right="0in" fo:margin-top="0in" fo:margin-bottom="0in" fo:line-height="150%" fo:text-indent="0in" style:auto-text-indent="false"/>
      <style:text-properties style:font-name="Calibri" fo:font-size="11pt" style:font-size-asian="11pt" style:font-name-complex="Calibri1" style:font-size-complex="11pt"/>
    </style:style>
    <style:style style:name="P29" style:family="paragraph" style:parent-style-name="List_20_Paragraph">
      <style:paragraph-properties fo:margin-left="0in" fo:margin-right="0in" fo:margin-top="0in" fo:margin-bottom="0in" fo:line-height="150%" fo:text-indent="0in" style:auto-text-indent="false"/>
      <style:text-properties style:font-name="Calibri" fo:font-size="11pt" style:text-underline-style="none" style:font-size-asian="11pt" style:font-size-complex="11pt"/>
    </style:style>
    <style:style style:name="P30" style:family="paragraph" style:parent-style-name="List_20_Paragraph">
      <style:paragraph-properties fo:margin-left="0in" fo:margin-right="0in" fo:margin-top="0in" fo:margin-bottom="0in" fo:line-height="100%" fo:text-indent="0in" style:auto-text-indent="false"/>
      <style:text-properties style:font-name="Courier New1" fo:font-size="10pt" style:text-underline-style="none" style:font-size-asian="10pt" style:font-name-complex="Calibri1" style:font-size-complex="10pt"/>
    </style:style>
    <style:style style:name="P31" style:family="paragraph" style:parent-style-name="List_20_Paragraph">
      <style:paragraph-properties fo:margin-left="0in" fo:margin-right="0in" fo:margin-top="0in" fo:margin-bottom="0in" fo:line-height="100%" fo:text-indent="0in" style:auto-text-indent="false"/>
      <style:text-properties fo:color="#000000" style:font-name="Courier New1" fo:font-size="10pt" style:text-underline-style="none" style:font-size-asian="10pt" style:font-name-complex="Courier New2" style:font-size-complex="10pt"/>
    </style:style>
    <style:style style:name="P32" style:family="paragraph" style:parent-style-name="List_20_Paragraph">
      <style:paragraph-properties fo:margin-left="0in" fo:margin-right="0in" fo:margin-top="0in" fo:margin-bottom="0in" fo:line-height="100%" fo:text-indent="0in" style:auto-text-indent="false"/>
      <style:text-properties fo:color="#000000" style:font-name="Courier New" fo:font-size="10pt" style:text-underline-style="none" style:font-size-asian="10pt" style:font-name-complex="Courier New2" style:font-size-complex="10pt"/>
    </style:style>
    <style:style style:name="P33" style:family="paragraph" style:parent-style-name="List_20_Paragraph" style:master-page-name="">
      <style:paragraph-properties fo:margin-left="0in" fo:margin-right="0in" fo:margin-top="0in" fo:margin-bottom="0in" fo:line-height="150%" fo:text-indent="0in" style:auto-text-indent="false" style:page-number="auto"/>
      <style:text-properties style:font-name="Calibri" fo:font-size="11pt" style:font-size-asian="11pt" style:font-name-complex="Calibri1" style:font-size-complex="11pt"/>
    </style:style>
    <style:style style:name="P34" style:family="paragraph" style:parent-style-name="Standard" style:master-page-name="">
      <style:paragraph-properties fo:margin-left="0in" fo:margin-right="0in" fo:margin-top="0in" fo:margin-bottom="0in" fo:line-height="150%" fo:text-indent="0in" style:auto-text-indent="false" style:page-number="auto"/>
      <style:text-properties style:font-name="Calibri" fo:font-size="11pt" style:font-size-asian="11pt" style:font-size-complex="11pt"/>
    </style:style>
    <style:style style:name="P35" style:family="paragraph" style:parent-style-name="Standard" style:master-page-name="">
      <style:paragraph-properties fo:margin-left="0in" fo:margin-right="0in" fo:margin-top="0in" fo:margin-bottom="0in" fo:line-height="100%" fo:text-indent="0in" style:auto-text-indent="false" style:page-number="auto"/>
      <style:text-properties style:text-underline-style="none"/>
    </style:style>
    <style:style style:name="P36" style:family="paragraph" style:parent-style-name="Standard" style:master-page-name="">
      <style:paragraph-properties fo:margin-left="0in" fo:margin-right="0in" fo:margin-top="0in" fo:margin-bottom="0in" fo:line-height="100%" fo:text-indent="0in" style:auto-text-indent="false" style:page-number="auto"/>
    </style:style>
    <style:style style:name="P37" style:family="paragraph" style:parent-style-name="Standard" style:master-page-name="">
      <style:paragraph-properties fo:margin-left="0in" fo:margin-right="0in" fo:margin-top="0in" fo:margin-bottom="0in" fo:line-height="100%" fo:text-indent="0in" style:auto-text-indent="false" style:page-number="auto"/>
      <style:text-properties style:font-name="Courier New1" fo:font-size="10pt" style:font-size-asian="10pt" style:font-size-complex="10pt"/>
    </style:style>
    <style:style style:name="P38" style:family="paragraph" style:parent-style-name="Standard">
      <style:paragraph-properties fo:margin-left="0in" fo:margin-right="0in" fo:margin-top="0in" fo:margin-bottom="0in" fo:line-height="100%" fo:text-indent="0in" style:auto-text-indent="false"/>
      <style:text-properties style:font-name="Courier New" fo:font-size="10pt" style:font-size-asian="10pt" style:font-name-complex="Courier New2" style:font-size-complex="10pt"/>
    </style:style>
    <style:style style:name="P39" style:family="paragraph" style:parent-style-name="Standard">
      <style:paragraph-properties fo:margin-left="0in" fo:margin-right="0in" fo:margin-top="0in" fo:margin-bottom="0in" fo:line-height="100%" fo:text-indent="0in" style:auto-text-indent="false"/>
      <style:text-properties style:font-name="Courier New" fo:font-size="10pt" style:text-underline-style="none" style:font-size-asian="10pt" style:font-name-complex="Courier New2" style:font-size-complex="10pt"/>
    </style:style>
    <style:style style:name="P40" style:family="paragraph" style:parent-style-name="Standard">
      <style:paragraph-properties fo:margin-left="0in" fo:margin-right="0in" fo:margin-top="0in" fo:margin-bottom="0in" fo:line-height="100%" fo:text-indent="0in" style:auto-text-indent="false"/>
    </style:style>
    <style:style style:name="P41" style:family="paragraph" style:parent-style-name="Standard">
      <style:paragraph-properties fo:margin-left="0in" fo:margin-right="0in" fo:margin-top="0in" fo:margin-bottom="0in" fo:line-height="100%" fo:text-indent="0in" style:auto-text-indent="false"/>
      <style:text-properties fo:color="#000000" style:font-name="Courier New" fo:font-size="10pt" style:font-size-asian="10pt" style:font-name-complex="Courier New2" style:font-size-complex="10pt"/>
    </style:style>
    <style:style style:name="P42" style:family="paragraph" style:parent-style-name="Standard">
      <style:paragraph-properties fo:margin-left="0in" fo:margin-right="0in" fo:margin-top="0in" fo:margin-bottom="0in" fo:line-height="100%" fo:text-indent="0in" style:auto-text-indent="false"/>
      <style:text-properties fo:color="#000000" style:font-name="Courier New" fo:font-size="10pt" style:text-underline-style="none" style:font-size-asian="10pt" style:font-name-complex="Courier New2" style:font-size-complex="10pt"/>
    </style:style>
    <style:style style:name="P43" style:family="paragraph" style:parent-style-name="Standard">
      <style:paragraph-properties fo:margin-left="0in" fo:margin-right="0in" fo:margin-top="0in" fo:margin-bottom="0in" fo:line-height="100%" fo:text-indent="0in" style:auto-text-indent="false"/>
      <style:text-properties fo:color="#000000" style:font-name="Courier New1" fo:font-size="10pt" style:font-size-asian="10pt" style:font-name-complex="Consolas" style:font-size-complex="10pt" style:language-complex="hi" style:country-complex="IN"/>
    </style:style>
    <style:style style:name="P44" style:family="paragraph" style:parent-style-name="Standard">
      <style:paragraph-properties fo:margin-left="0in" fo:margin-right="0in" fo:margin-top="0in" fo:margin-bottom="0in" fo:line-height="100%" fo:text-indent="0in" style:auto-text-indent="false"/>
      <style:text-properties fo:color="#000000" style:font-name="Courier New1" fo:font-size="10pt" style:font-size-asian="10pt" style:font-name-complex="Courier New2" style:font-size-complex="10pt"/>
    </style:style>
    <style:style style:name="P45" style:family="paragraph" style:parent-style-name="Standard">
      <style:paragraph-properties fo:margin-left="0in" fo:margin-right="0in" fo:margin-top="0in" fo:margin-bottom="0in" fo:line-height="150%" fo:text-indent="0in" style:auto-text-indent="false"/>
      <style:text-properties fo:color="#000000" style:font-name="Calibri" fo:font-size="11pt" style:font-size-asian="11pt" style:font-name-complex="Calibri1" style:font-size-complex="11pt"/>
    </style:style>
    <style:style style:name="P46" style:family="paragraph" style:parent-style-name="Standard">
      <style:paragraph-properties fo:margin-left="0in" fo:margin-right="0in" fo:margin-top="0in" fo:margin-bottom="0in" fo:line-height="100%" fo:text-indent="0in" style:auto-text-indent="false"/>
      <style:text-properties fo:color="#000000" style:font-name="Calibri" fo:font-size="11pt" fo:font-weight="bold" style:font-size-asian="11pt" style:font-weight-asian="bold" style:font-name-complex="Consolas" style:font-size-complex="11pt" style:language-complex="hi" style:country-complex="IN" style:font-weight-complex="bold"/>
    </style:style>
    <style:style style:name="P47" style:family="paragraph" style:parent-style-name="Standard">
      <style:paragraph-properties fo:margin-left="0in" fo:margin-right="0in" fo:margin-top="0in" fo:margin-bottom="0in" fo:line-height="100%" fo:text-indent="0in" style:auto-text-indent="false"/>
      <style:text-properties style:text-underline-style="none"/>
    </style:style>
    <style:style style:name="P48" style:family="paragraph" style:parent-style-name="Standard">
      <style:paragraph-properties fo:margin-left="0in" fo:margin-right="0in" fo:margin-top="0in" fo:margin-bottom="0in" fo:line-height="150%" fo:text-indent="0in" style:auto-text-indent="false"/>
      <style:text-properties style:font-name="Calibri" fo:font-size="11pt" style:font-size-asian="11pt" style:font-size-complex="11pt"/>
    </style:style>
    <style:style style:name="P49" style:family="paragraph" style:parent-style-name="Standard">
      <style:paragraph-properties fo:margin-left="0in" fo:margin-right="0in" fo:margin-top="0in" fo:margin-bottom="0in" fo:line-height="150%" fo:text-indent="0in" style:auto-text-indent="false"/>
      <style:text-properties style:font-name="Calibri" fo:font-size="11pt" style:font-size-asian="11pt" style:font-name-complex="Calibri1" style:font-size-complex="11pt"/>
    </style:style>
    <style:style style:name="P50" style:family="paragraph" style:parent-style-name="Standard">
      <style:paragraph-properties fo:margin-left="0in" fo:margin-right="0in" fo:margin-top="0in" fo:margin-bottom="0in" fo:line-height="100%" fo:text-indent="0in" style:auto-text-indent="false"/>
      <style:text-properties style:font-name="Courier New1" fo:font-size="10pt" style:font-size-asian="10pt" style:font-name-complex="Consolas" style:font-size-complex="10pt" style:language-complex="hi" style:country-complex="IN"/>
    </style:style>
    <style:style style:name="P51" style:family="paragraph" style:parent-style-name="Standard">
      <style:paragraph-properties fo:margin-left="0in" fo:margin-right="0in" fo:margin-top="0in" fo:margin-bottom="0in" fo:line-height="100%" fo:text-indent="0in" style:auto-text-indent="false"/>
      <style:text-properties style:font-name="Courier New1" fo:font-size="10pt" style:font-size-asian="10pt" style:font-size-complex="10pt"/>
    </style:style>
    <style:style style:name="P52" style:family="paragraph" style:parent-style-name="Standard">
      <style:paragraph-properties fo:margin-left="0in" fo:margin-right="0in" fo:margin-top="0in" fo:margin-bottom="0in" fo:line-height="100%" fo:text-indent="0in" style:auto-text-indent="false"/>
      <style:text-properties style:font-name="Courier New1" fo:font-size="10pt" style:text-underline-style="none" style:font-size-asian="10pt" style:font-size-complex="10pt"/>
    </style:style>
    <style:style style:name="P53" style:family="paragraph" style:parent-style-name="Standard">
      <style:paragraph-properties fo:margin-left="0in" fo:margin-right="0in" fo:margin-top="0in" fo:margin-bottom="0in" fo:line-height="100%" fo:text-indent="0in" style:auto-text-indent="false"/>
      <style:text-properties fo:color="#3f7f5f" style:font-name="Courier New1" fo:font-size="10pt" style:font-size-asian="10pt" style:font-name-complex="Consolas" style:font-size-complex="10pt"/>
    </style:style>
    <style:style style:name="P54" style:family="paragraph" style:parent-style-name="Standard">
      <style:paragraph-properties fo:margin-left="0in" fo:margin-right="0in" fo:text-indent="0in" style:auto-text-indent="false"/>
      <style:text-properties fo:color="#000000" style:font-name="Courier New" fo:font-size="10pt" style:font-size-asian="10pt" style:font-name-complex="Courier New2" style:font-size-complex="10pt"/>
    </style:style>
    <style:style style:name="P55" style:family="paragraph" style:parent-style-name="Standard">
      <style:paragraph-properties fo:margin-left="0in" fo:margin-right="0in" fo:text-indent="0in" style:auto-text-indent="false"/>
      <style:text-properties fo:color="#000000" style:font-name="Courier New" fo:font-size="10pt" style:text-underline-style="none" style:font-size-asian="10pt" style:font-name-complex="Courier New2" style:font-size-complex="10pt"/>
    </style:style>
    <style:style style:name="P56" style:family="paragraph" style:parent-style-name="Standard">
      <style:paragraph-properties fo:margin-left="0in" fo:margin-right="0in" fo:text-indent="0in" style:auto-text-indent="false"/>
      <style:text-properties fo:color="#000000" style:font-name="Courier New1" fo:font-size="10pt" style:font-size-asian="10pt" style:font-name-complex="Courier New2" style:font-size-complex="10pt"/>
    </style:style>
    <style:style style:name="P57" style:family="paragraph" style:parent-style-name="Standard">
      <style:paragraph-properties fo:margin-left="0in" fo:margin-right="0in" fo:text-indent="0in" style:auto-text-indent="false"/>
      <style:text-properties style:font-name="Calibri" fo:font-size="11pt" style:font-size-asian="11pt" style:font-name-complex="Calibri1" style:font-size-complex="11pt"/>
    </style:style>
    <style:style style:name="P58" style:family="paragraph" style:parent-style-name="Standard">
      <style:text-properties style:font-name-complex="Calibri1"/>
    </style:style>
    <style:style style:name="P59" style:family="paragraph" style:parent-style-name="Standard">
      <style:text-properties style:font-name="Courier New1" fo:font-size="10pt" style:font-size-asian="10pt" style:font-size-complex="10pt"/>
    </style:style>
    <style:style style:name="P60" style:family="paragraph" style:parent-style-name="Standard" style:master-page-name="">
      <style:paragraph-properties fo:margin-left="0in" fo:margin-right="0in" fo:margin-top="0in" fo:margin-bottom="0in" fo:line-height="100%" fo:text-indent="-0.0102in" style:auto-text-indent="false" style:page-number="auto"/>
      <style:text-properties style:text-underline-style="none"/>
    </style:style>
    <style:style style:name="P61" style:family="paragraph" style:parent-style-name="Standard">
      <style:paragraph-properties fo:margin-left="0.0102in" fo:margin-right="0in" fo:margin-top="0in" fo:margin-bottom="0in" fo:line-height="100%" fo:text-indent="0in" style:auto-text-indent="false"/>
      <style:text-properties style:font-name="Courier New" fo:font-size="10pt" style:text-underline-style="none" style:font-size-asian="10pt" style:font-name-complex="Courier New2" style:font-size-complex="10pt" style:language-complex="hi" style:country-complex="IN"/>
    </style:style>
    <style:style style:name="P62" style:family="paragraph" style:parent-style-name="Standard">
      <style:paragraph-properties fo:margin-left="0.0102in" fo:margin-right="0in" fo:margin-top="0in" fo:margin-bottom="0in" fo:line-height="100%" fo:text-indent="0in" style:auto-text-indent="false"/>
      <style:text-properties fo:color="#000000" style:font-name="Courier New" fo:font-size="10pt" style:text-underline-style="none" style:font-size-asian="10pt" style:font-name-complex="Courier New2" style:font-size-complex="10pt" style:language-complex="hi" style:country-complex="IN"/>
    </style:style>
    <style:style style:name="P63" style:family="paragraph" style:parent-style-name="Standard">
      <style:paragraph-properties fo:margin-left="0.0102in" fo:margin-right="0in" fo:margin-top="0in" fo:margin-bottom="0in" fo:line-height="100%" fo:text-indent="0in" style:auto-text-indent="false"/>
      <style:text-properties style:text-underline-style="none"/>
    </style:style>
    <style:style style:name="P64" style:family="paragraph" style:parent-style-name="Standard" style:master-page-name="">
      <style:paragraph-properties fo:margin-left="0.0102in" fo:margin-right="0in" fo:margin-top="0in" fo:margin-bottom="0in" fo:line-height="100%" fo:text-indent="0in" style:auto-text-indent="false" style:page-number="auto"/>
      <style:text-properties style:text-underline-style="none"/>
    </style:style>
    <style:style style:name="P65" style:family="paragraph" style:parent-style-name="Standard" style:master-page-name="Standard">
      <style:paragraph-properties fo:text-align="center" style:justify-single-word="false" style:page-number="auto"/>
      <style:text-properties style:font-name="Calibri" fo:language="de" fo:country="CH" style:text-underline-style="solid" style:text-underline-width="auto" style:text-underline-color="font-color" fo:font-weight="bold" style:font-weight-asian="bold"/>
    </style:style>
    <style:style style:name="P66" style:family="paragraph" style:parent-style-name="Standard">
      <style:paragraph-properties fo:margin-left="0in" fo:margin-right="0in" fo:margin-top="0in" fo:margin-bottom="0in" fo:line-height="100%" fo:text-indent="0in" style:auto-text-indent="false"/>
    </style:style>
    <style:style style:name="P67" style:family="paragraph" style:parent-style-name="Standard" style:list-style-name="L1">
      <style:paragraph-properties fo:margin-left="0in" fo:margin-right="0in" fo:margin-top="0in" fo:margin-bottom="0in" fo:line-height="100%" fo:text-indent="0in" style:auto-text-indent="false">
        <style:tab-stops>
          <style:tab-stop style:position="0.302in"/>
        </style:tab-stops>
      </style:paragraph-properties>
    </style:style>
    <style:style style:name="P68"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style>
    <style:style style:name="P69" style:family="paragraph" style:parent-style-name="Standard" style:list-style-name="L1">
      <style:paragraph-properties fo:margin-left="0in" fo:margin-right="0in" fo:margin-top="0in" fo:margin-bottom="0in" fo:line-height="100%" fo:text-indent="0in" style:auto-text-indent="false">
        <style:tab-stops>
          <style:tab-stop style:position="0.302in"/>
        </style:tab-stops>
      </style:paragraph-properties>
    </style:style>
    <style:style style:name="P70"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71"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72" style:family="paragraph" style:parent-style-name="List_20_Paragraph" style:list-style-name="WWNum3">
      <style:paragraph-properties fo:margin-left="0in" fo:margin-right="0in" fo:margin-top="0in" fo:margin-bottom="0in" fo:line-height="150%" fo:text-indent="0in" style:auto-text-indent="false">
        <style:tab-stops>
          <style:tab-stop style:position="0.302in"/>
        </style:tab-stops>
      </style:paragraph-properties>
      <style:text-properties style:font-name="Calibri" fo:font-size="11pt" style:font-size-asian="11pt" style:font-size-complex="11pt"/>
    </style:style>
    <style:style style:name="P73" style:family="paragraph" style:parent-style-name="List_20_Paragraph" style:list-style-name="WWNum5">
      <style:paragraph-properties fo:margin-left="0in" fo:margin-right="0in" fo:margin-top="0in" fo:margin-bottom="0in" fo:line-height="150%" fo:text-indent="0in" style:auto-text-indent="false">
        <style:tab-stops>
          <style:tab-stop style:position="0.302in"/>
        </style:tab-stops>
      </style:paragraph-properties>
      <style:text-properties style:font-name="Calibri" fo:font-size="11pt" style:font-size-asian="11pt" style:font-size-complex="11pt"/>
    </style:style>
    <style:style style:name="P74" style:family="paragraph" style:parent-style-name="List_20_Paragraph" style:list-style-name="WWNum3">
      <style:paragraph-properties fo:margin-left="0in" fo:margin-right="0in" fo:margin-top="0in" fo:margin-bottom="0in" fo:line-height="150%" fo:text-indent="0in" style:auto-text-indent="false">
        <style:tab-stops>
          <style:tab-stop style:position="0.302in"/>
        </style:tab-stops>
      </style:paragraph-properties>
      <style:text-properties style:font-name="Calibri" fo:font-size="11pt" style:font-size-asian="11pt" style:font-name-complex="Calibri1" style:font-size-complex="11pt"/>
    </style:style>
    <style:style style:name="P75" style:family="paragraph" style:parent-style-name="List_20_Paragraph" style:list-style-name="WWNum5">
      <style:paragraph-properties fo:margin-left="0in" fo:margin-right="0in" fo:margin-top="0in" fo:margin-bottom="0in" fo:line-height="150%" fo:text-indent="0in" style:auto-text-indent="false">
        <style:tab-stops>
          <style:tab-stop style:position="0.302in"/>
        </style:tab-stops>
      </style:paragraph-properties>
      <style:text-properties fo:color="#000000" style:font-name="Calibri" fo:font-size="11pt" style:font-size-asian="11pt" style:font-name-complex="Calibri1" style:font-size-complex="11pt"/>
    </style:style>
    <style:style style:name="P76" style:family="paragraph" style:parent-style-name="List_20_Paragraph" style:list-style-name="WWNum3">
      <style:paragraph-properties fo:margin-left="0in" fo:margin-right="0in" fo:margin-top="0in" fo:margin-bottom="0in" fo:line-height="150%" fo:text-indent="0in" style:auto-text-indent="false">
        <style:tab-stops>
          <style:tab-stop style:position="0.302in"/>
        </style:tab-stops>
      </style:paragraph-properties>
      <style:text-properties fo:color="#000000" style:font-name="Calibri" fo:font-size="11pt" style:font-size-asian="11pt" style:font-name-complex="Calibri1" style:font-size-complex="11pt"/>
    </style:style>
    <style:style style:name="P77" style:family="paragraph" style:parent-style-name="List_20_Paragraph" style:list-style-name="WWNum3">
      <style:paragraph-properties fo:margin-left="0in" fo:margin-right="0in" fo:margin-top="0in" fo:margin-bottom="0in" fo:line-height="100%" fo:text-indent="0in" style:auto-text-indent="false">
        <style:tab-stops>
          <style:tab-stop style:position="0.302in"/>
        </style:tab-stops>
      </style:paragraph-properties>
    </style:style>
    <style:style style:name="P78" style:family="paragraph" style:parent-style-name="List_20_Paragraph" style:list-style-name="WWNum5" style:master-page-name="">
      <style:paragraph-properties fo:margin-left="0in" fo:margin-right="0in" fo:margin-top="0in" fo:margin-bottom="0in" fo:line-height="150%" fo:text-indent="0in" style:auto-text-indent="false" style:page-number="auto">
        <style:tab-stops>
          <style:tab-stop style:position="0.302in"/>
        </style:tab-stops>
      </style:paragraph-properties>
      <style:text-properties fo:color="#000000" style:font-name="Calibri" fo:font-size="11pt" style:font-size-asian="11pt" style:font-name-complex="Calibri1" style:font-size-complex="11pt"/>
    </style:style>
    <style:style style:name="P79" style:family="paragraph" style:parent-style-name="List_20_Paragraph" style:list-style-name="WWNum3">
      <style:paragraph-properties fo:margin-left="0in" fo:margin-right="0in" fo:text-indent="0in" style:auto-text-indent="false">
        <style:tab-stops>
          <style:tab-stop style:position="0.302in"/>
        </style:tab-stops>
      </style:paragraph-properties>
      <style:text-properties style:font-name="Calibri" fo:font-size="11pt" style:font-size-asian="11pt" style:font-size-complex="11pt"/>
    </style:style>
    <style:style style:name="P80" style:family="paragraph" style:parent-style-name="List_20_Paragraph" style:list-style-name="WWNum11">
      <style:paragraph-properties fo:margin-left="0in" fo:margin-right="0in" fo:text-indent="0in" style:auto-text-indent="false">
        <style:tab-stops>
          <style:tab-stop style:position="0.302in"/>
        </style:tab-stops>
      </style:paragraph-properties>
      <style:text-properties style:font-name="Calibri" fo:font-size="11pt" style:font-size-asian="11pt" style:font-size-complex="11pt"/>
    </style:style>
    <style:style style:name="P81" style:family="paragraph" style:parent-style-name="List_20_Paragraph" style:list-style-name="WWNum3">
      <style:paragraph-properties fo:margin-left="0in" fo:margin-right="0in" fo:text-indent="0in" style:auto-text-indent="false">
        <style:tab-stops>
          <style:tab-stop style:position="0.302in"/>
        </style:tab-stops>
      </style:paragraph-properties>
      <style:text-properties style:font-name="Calibri" fo:font-size="11pt" style:font-size-asian="11pt" style:font-name-complex="Calibri1" style:font-size-complex="11pt"/>
    </style:style>
    <style:style style:name="P82" style:family="paragraph" style:parent-style-name="List_20_Paragraph" style:list-style-name="WWNum3">
      <style:paragraph-properties fo:margin-left="0in" fo:margin-right="0in" fo:text-indent="0in" style:auto-text-indent="false">
        <style:tab-stops>
          <style:tab-stop style:position="0.302in"/>
        </style:tab-stops>
      </style:paragraph-properties>
    </style:style>
    <style:style style:name="P83" style:family="paragraph" style:parent-style-name="List_20_Paragraph" style:list-style-name="WWNum3" style:master-page-name="">
      <style:paragraph-properties fo:margin-left="0in" fo:margin-right="0in" fo:margin-top="0in" fo:margin-bottom="0.139in" fo:text-indent="0in" style:auto-text-indent="false" style:page-number="auto">
        <style:tab-stops>
          <style:tab-stop style:position="0.302in"/>
        </style:tab-stops>
      </style:paragraph-properties>
    </style:style>
    <style:style style:name="P84" style:family="paragraph" style:parent-style-name="List_20_Paragraph" style:list-style-name="WWNum11" style:master-page-name="">
      <style:paragraph-properties fo:margin-left="0in" fo:margin-right="0in" fo:margin-top="0in" fo:margin-bottom="0.139in" fo:text-indent="0in" style:auto-text-indent="false" style:page-number="auto">
        <style:tab-stops>
          <style:tab-stop style:position="0.302in"/>
        </style:tab-stops>
      </style:paragraph-properties>
      <style:text-properties style:font-name="Calibri" fo:font-size="11pt" style:font-size-asian="11pt" style:font-name-complex="Calibri1" style:font-size-complex="11pt"/>
    </style:style>
    <style:style style:name="T1" style:family="text">
      <style:text-properties fo:color="#7f0055" style:font-name="Courier New" fo:font-size="10pt" fo:font-weight="bold" style:font-size-asian="10pt" style:font-weight-asian="bold" style:font-name-complex="Courier New2" style:font-size-complex="10pt" style:font-weight-complex="bold"/>
    </style:style>
    <style:style style:name="T2" style:family="text">
      <style:text-properties fo:color="#7f0055" style:font-name="Courier New" fo:font-size="10pt" fo:font-weight="bold" style:font-size-asian="10pt" style:font-weight-asian="bold" style:font-name-complex="Courier New2" style:font-size-complex="10pt" style:language-complex="hi" style:country-complex="IN" style:font-weight-complex="bold"/>
    </style:style>
    <style:style style:name="T3" style:family="text">
      <style:text-properties fo:color="#7f0055" fo:font-weight="bold" style:font-weight-asian="bold" style:font-name-complex="Consolas" style:language-complex="hi" style:country-complex="IN" style:font-weight-complex="bold"/>
    </style:style>
    <style:style style:name="T4" style:family="text">
      <style:text-properties fo:color="#7f0055" fo:font-weight="bold" style:font-weight-asian="bold" style:font-weight-complex="bold"/>
    </style:style>
    <style:style style:name="T5" style:family="text">
      <style:text-properties fo:color="#7f0055" style:text-underline-style="none" fo:font-weight="bold" style:font-weight-asian="bold" style:font-weight-complex="bold"/>
    </style:style>
    <style:style style:name="T6" style:family="text">
      <style:text-properties fo:color="#7f0055" style:font-name="Courier New1" fo:font-size="10pt" style:text-underline-style="none" fo:font-weight="bold" style:font-name-asian="Courier New1" style:font-size-asian="10pt" style:font-weight-asian="bold" style:font-name-complex="Courier New1" style:font-size-complex="10pt" style:font-weight-complex="bold"/>
    </style:style>
    <style:style style:name="T7" style:family="text">
      <style:text-properties fo:color="#000000"/>
    </style:style>
    <style:style style:name="T8" style:family="text">
      <style:text-properties fo:color="#000000" style:font-name="Courier New" fo:font-size="10pt" style:font-size-asian="10pt" style:font-name-complex="Courier New2" style:font-size-complex="10pt"/>
    </style:style>
    <style:style style:name="T9" style:family="text">
      <style:text-properties fo:color="#000000" style:font-name="Courier New" fo:font-size="10pt" style:font-size-asian="10pt" style:font-name-complex="Courier New2" style:font-size-complex="10pt" style:language-complex="hi" style:country-complex="IN"/>
    </style:style>
    <style:style style:name="T10" style:family="text">
      <style:text-properties fo:color="#000000" style:font-name="Courier New" fo:font-size="10pt" fo:font-style="italic" style:font-size-asian="10pt" style:font-style-asian="italic" style:font-name-complex="Courier New2" style:font-size-complex="10pt" style:font-style-complex="italic"/>
    </style:style>
    <style:style style:name="T11" style:family="text">
      <style:text-properties fo:color="#000000" style:font-name-complex="Calibri1"/>
    </style:style>
    <style:style style:name="T12" style:family="text">
      <style:text-properties fo:color="#000000" fo:font-weight="bold" style:font-weight-asian="bold" style:font-name-complex="Calibri1" style:font-weight-complex="bold"/>
    </style:style>
    <style:style style:name="T13" style:family="text">
      <style:text-properties fo:color="#000000" fo:font-style="italic" style:font-style-asian="italic" style:font-name-complex="Calibri1" style:font-style-complex="italic"/>
    </style:style>
    <style:style style:name="T14" style:family="text">
      <style:text-properties fo:color="#000000" style:font-name="Courier New1" fo:font-size="10pt" style:font-size-asian="10pt" style:font-name-complex="Courier New2" style:font-size-complex="10pt"/>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00" style:font-name="Courier New1" fo:font-size="10pt" style:text-underline-style="none" style:font-name-asian="Courier New1" style:font-size-asian="10pt" style:font-name-complex="Courier New1" style:font-size-complex="10pt"/>
    </style:style>
    <style:style style:name="T17" style:family="text">
      <style:text-properties fo:color="#000000" style:font-name-complex="Consolas" style:language-complex="hi" style:country-complex="IN"/>
    </style:style>
    <style:style style:name="T18" style:family="text">
      <style:text-properties fo:color="#000000" fo:language="de" fo:country="CH" style:font-name-complex="Consolas" style:language-complex="hi" style:country-complex="IN"/>
    </style:style>
    <style:style style:name="T19" style:family="text">
      <style:text-properties fo:color="#000000" style:font-name-complex="Courier New2"/>
    </style:style>
    <style:style style:name="T20" style:family="text">
      <style:text-properties fo:color="#000000" style:font-name-complex="Georgia1"/>
    </style:style>
    <style:style style:name="T21" style:family="text">
      <style:text-properties fo:color="#000000"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T22" style:family="text">
      <style:text-properties fo:color="#000000" style:font-name="Calibri" fo:font-size="11pt" fo:font-weight="bold" style:font-size-asian="11pt" style:font-weight-asian="bold" style:font-name-complex="Calibri1" style:font-size-complex="11pt" style:font-weight-complex="bold"/>
    </style:style>
    <style:style style:name="T23" style:family="text">
      <style:text-properties fo:color="#000000" style:font-name="Calibri" fo:font-size="11pt" style:font-size-asian="11pt" style:font-name-complex="Calibri1" style:font-size-complex="11pt"/>
    </style:style>
    <style:style style:name="T24" style:family="text">
      <style:text-properties fo:color="#000000" style:font-name="Calibri" fo:font-size="11pt" style:text-underline-style="solid" style:text-underline-width="auto" style:text-underline-color="font-color" style:font-size-asian="11pt" style:font-name-complex="Courier New2" style:font-size-complex="11pt"/>
    </style:style>
    <style:style style:name="T25" style:family="text">
      <style:text-properties fo:color="#000000" style:font-name="Calibri" fo:font-size="11pt" style:text-underline-style="none" style:font-size-asian="11pt" style:font-name-complex="Courier New2" style:font-size-complex="11pt"/>
    </style:style>
    <style:style style:name="T26" style:family="text">
      <style:text-properties fo:color="#000000" style:font-name="Calibri" fo:font-size="11pt" style:font-size-asian="11pt" style:font-name-complex="Courier New2" style:font-size-complex="11pt"/>
    </style:style>
    <style:style style:name="T27" style:family="text">
      <style:text-properties fo:color="#000000" style:text-underline-style="none"/>
    </style:style>
    <style:style style:name="T28" style:family="text">
      <style:text-properties fo:color="#0000c0" style:font-name="Courier New" fo:font-size="10pt" fo:font-style="italic" style:font-size-asian="10pt" style:font-style-asian="italic" style:font-name-complex="Courier New2" style:font-size-complex="10pt" style:font-style-complex="italic"/>
    </style:style>
    <style:style style:name="T29" style:family="text">
      <style:text-properties fo:color="#0000c0" style:font-name="Courier New" fo:font-size="10pt" fo:font-style="italic" style:font-size-asian="10pt" style:font-style-asian="italic" style:font-name-complex="Courier New2" style:font-size-complex="10pt" style:language-complex="hi" style:country-complex="IN" style:font-style-complex="italic"/>
    </style:style>
    <style:style style:name="T30" style:family="text">
      <style:text-properties fo:color="#0000c0" style:font-name="Courier New" fo:font-size="10pt" style:font-size-asian="10pt" style:font-name-complex="Courier New2" style:font-size-complex="10pt"/>
    </style:style>
    <style:style style:name="T31" style:family="text">
      <style:text-properties fo:color="#0000c0" fo:font-style="italic" style:font-style-asian="italic" style:font-name-complex="Consolas" style:language-complex="hi" style:country-complex="IN" style:font-style-complex="italic"/>
    </style:style>
    <style:style style:name="T32" style:family="text">
      <style:text-properties fo:color="#0000c0" fo:font-style="italic" fo:font-weight="bold" style:font-style-asian="italic" style:font-weight-asian="bold" style:font-style-complex="italic" style:font-weight-complex="bold"/>
    </style:style>
    <style:style style:name="T33" style:family="text">
      <style:text-properties fo:color="#0000c0" fo:language="de" fo:country="CH" fo:font-style="italic" style:font-style-asian="italic" style:font-name-complex="Consolas" style:language-complex="hi" style:country-complex="IN" style:font-style-complex="italic"/>
    </style:style>
    <style:style style:name="T34" style:family="text">
      <style:text-properties fo:color="#2a00ff"/>
    </style:style>
    <style:style style:name="T35" style:family="text">
      <style:text-properties fo:color="#2a00ff" style:font-name="Courier New" fo:font-size="10pt" style:font-size-asian="10pt" style:font-name-complex="Courier New2" style:font-size-complex="10pt"/>
    </style:style>
    <style:style style:name="T36" style:family="text">
      <style:text-properties fo:color="#2a00ff" style:font-name="Courier New" fo:font-size="10pt" style:font-size-asian="10pt" style:font-name-complex="Courier New2" style:font-size-complex="10pt" style:language-complex="hi" style:country-complex="IN"/>
    </style:style>
    <style:style style:name="T37" style:family="text">
      <style:text-properties fo:color="#2a00ff" style:font-name-complex="Consolas" style:language-complex="hi" style:country-complex="IN"/>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style:font-name-complex="Calibri1"/>
    </style:style>
    <style:style style:name="T40" style:family="text">
      <style:text-properties style:text-underline-style="solid" style:text-underline-width="auto" style:text-underline-color="font-color" fo:font-weight="bold" style:font-weight-asian="bold" style:font-name-complex="Calibri1" style:font-weight-complex="bold"/>
    </style:style>
    <style:style style:name="T41" style:family="text">
      <style:text-properties style:font-name-complex="Calibri1"/>
    </style:style>
    <style:style style:name="T42" style:family="text">
      <style:text-properties fo:color="#3f7f5f" style:font-name="Courier New" fo:font-size="10pt" style:font-size-asian="10pt" style:font-name-complex="Courier New2" style:font-size-complex="10pt"/>
    </style:style>
    <style:style style:name="T43" style:family="text">
      <style:text-properties fo:color="#3f7f5f" style:font-name="Courier New" fo:font-size="10pt" style:font-size-asian="10pt" style:font-name-complex="Courier New2" style:font-size-complex="10pt" style:language-complex="hi" style:country-complex="IN"/>
    </style:style>
    <style:style style:name="T44" style:family="text">
      <style:text-properties fo:color="#3f7f5f" style:font-name="Courier New" fo:font-size="10pt" style:text-underline-style="solid" style:text-underline-width="auto" style:text-underline-color="font-color" style:font-size-asian="10pt" style:font-name-complex="Courier New2" style:font-size-complex="10pt"/>
    </style:style>
    <style:style style:name="T45" style:family="text">
      <style:text-properties fo:color="#3f7f5f" style:font-name-complex="Consolas" style:language-complex="hi" style:country-complex="IN"/>
    </style:style>
    <style:style style:name="T46" style:family="text">
      <style:text-properties fo:font-weight="bold" style:font-weight-asian="bold" style:font-weight-complex="bold"/>
    </style:style>
    <style:style style:name="T47" style:family="text">
      <style:text-properties fo:font-weight="bold" style:font-weight-asian="bold" style:font-name-complex="Calibri1"/>
    </style:style>
    <style:style style:name="T48" style:family="text">
      <style:text-properties fo:color="#7f9fbf" style:font-name="Courier New" fo:font-size="10pt" fo:font-weight="bold" style:font-size-asian="10pt" style:font-weight-asian="bold" style:font-name-complex="Courier New2" style:font-size-complex="10pt" style:language-complex="hi" style:country-complex="IN" style:font-weight-complex="bold"/>
    </style:style>
    <style:style style:name="T49" style:family="text">
      <style:text-properties style:font-name="Calibri" fo:font-size="11pt" style:font-size-asian="11pt" style:font-name-complex="Calibri1" style:font-size-complex="11pt"/>
    </style:style>
    <style:style style:name="T50" style:family="text">
      <style:text-properties style:font-name="Calibri" fo:font-size="11pt" fo:font-weight="bold" style:font-size-asian="11pt" style:font-weight-asian="bold" style:font-name-complex="Calibri1" style:font-size-complex="11pt" style:font-weight-complex="bold"/>
    </style:style>
    <style:style style:name="T51" style:family="text">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T52" style:family="text">
      <style:text-properties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T53" style:family="text">
      <style:text-properties style:font-name="Calibri" fo:font-size="11pt" style:text-underline-style="none" fo:font-weight="bold" style:font-size-asian="11pt" style:font-weight-asian="bold" style:font-name-complex="Calibri1" style:font-size-complex="11pt" style:font-weight-complex="bold"/>
    </style:style>
    <style:style style:name="T54" style:family="text">
      <style:text-properties style:font-name="Calibri" fo:font-size="11pt" style:text-underline-style="none" fo:font-weight="bold" style:font-size-asian="11pt" style:font-weight-asian="bold" style:font-size-complex="11pt" style:font-weight-complex="bold"/>
    </style:style>
    <style:style style:name="T55" style:family="text">
      <style:text-properties style:font-name="Courier New1" fo:font-size="10pt" style:font-size-asian="10pt" style:font-size-complex="10pt"/>
    </style:style>
    <style:style style:name="T56" style:family="text">
      <style:text-properties style:font-name-asian="Courier New1" style:font-name-complex="Courier New1"/>
    </style:style>
    <style:style style:name="T57" style:family="text">
      <style:text-properties style:language-complex="hi" style:country-complex="IN"/>
    </style:style>
    <style:style style:name="T58" style:family="text">
      <style:text-properties fo:color="#6a3e3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hapter 8 : Polymorphism</text:p>
      <text:list xml:id="list8437233913237016975" text:style-name="WWNum3">
        <text:list-item>
          <text:p text:style-name="P72">We have seen in last chapter that in inheritance allows many types(inherited from the same base type) to be treated as if they were one type. The polymorphism allows one type to express its distinction from another, similar type, as long as they derived from the same base class. This distinction is expressed through differences in behaviour of the methods that you can call through the base class</text:p>
        </text:list-item>
        <text:list-item>
          <text:p text:style-name="P72">We know that in cases where upcasting has been used, java works fine because of late binding. That is compiler doesn’t know which piece of code will be first executed during compile time it is only got decided during run time through late binding. This late binding is also called as dynamic binding. Polymorphism is possible because of this.</text:p>
        </text:list-item>
        <text:list-item>
          <text:p text:style-name="P79">Following is an example of polymorphism and also shows how late binding works.</text:p>
        </text:list-item>
      </text:list>
      <text:p text:style-name="P35"><text:span text:style-name="T1">package</text:span><text:span text:style-name="T8"> ch8Polymorphism;</text:span></text:p>
      <text:p text:style-name="P39"/>
      <text:p text:style-name="P47"><text:span text:style-name="T1">class</text:span><text:span text:style-name="T8"> Instrument</text:span></text:p>
      <text:p text:style-name="P42">{</text:p>
      <text:p text:style-name="P47"><text:span text:style-name="T8"><text:tab/></text:span><text:span text:style-name="T1">void</text:span><text:span text:style-name="T8"> play(){System.</text:span><text:span text:style-name="T28">out</text:span><text:span text:style-name="T8">.println(</text:span><text:span text:style-name="T35">"instrument play()"</text:span><text:span text:style-name="T8">);}</text:span></text:p>
      <text:p text:style-name="P47"><text:span text:style-name="T8"><text:tab/>String what(){</text:span><text:span text:style-name="T1">return</text:span><text:span text:style-name="T8"> </text:span><text:span text:style-name="T35">"instrument"</text:span><text:span text:style-name="T8"> ;}</text:span></text:p>
      <text:p text:style-name="P42">}</text:p>
      <text:p text:style-name="P47"><text:span text:style-name="T1">class</text:span><text:span text:style-name="T8"> Wind </text:span><text:span text:style-name="T1">extends</text:span><text:span text:style-name="T8"> Instrument</text:span></text:p>
      <text:p text:style-name="P42">{</text:p>
      <text:p text:style-name="P47"><text:span text:style-name="T8"><text:tab/></text:span><text:span text:style-name="T1">void</text:span><text:span text:style-name="T8"> play(){System.</text:span><text:span text:style-name="T28">out</text:span><text:span text:style-name="T8">.println(</text:span><text:span text:style-name="T35">"wind play()"</text:span><text:span text:style-name="T8">);}</text:span></text:p>
      <text:p text:style-name="P47"><text:span text:style-name="T8"><text:tab/>String what(){</text:span><text:span text:style-name="T1">return</text:span><text:span text:style-name="T8"> </text:span><text:span text:style-name="T35">"wind"</text:span><text:span text:style-name="T8"> ;}</text:span></text:p>
      <text:p text:style-name="P42">}</text:p>
      <text:p text:style-name="P47"><text:span text:style-name="T1">class</text:span><text:span text:style-name="T8"> Percussion </text:span><text:span text:style-name="T1">extends</text:span><text:span text:style-name="T8"> Instrument</text:span></text:p>
      <text:p text:style-name="P42">{</text:p>
      <text:p text:style-name="P47"><text:span text:style-name="T8"><text:tab/></text:span><text:span text:style-name="T1">void</text:span><text:span text:style-name="T8"> play(){System.</text:span><text:span text:style-name="T28">out</text:span><text:span text:style-name="T8">.println(</text:span><text:span text:style-name="T35">"percussion play()"</text:span><text:span text:style-name="T8">);}</text:span></text:p>
      <text:p text:style-name="P47"><text:span text:style-name="T8"><text:tab/>String what(){</text:span><text:span text:style-name="T1">return</text:span><text:span text:style-name="T8"> </text:span><text:span text:style-name="T35">"percussion"</text:span><text:span text:style-name="T8"> ;}</text:span></text:p>
      <text:p text:style-name="P42">}</text:p>
      <text:p text:style-name="P47"><text:span text:style-name="T1">class</text:span><text:span text:style-name="T8"> Woodwind </text:span><text:span text:style-name="T1">extends</text:span><text:span text:style-name="T8"> Wind</text:span></text:p>
      <text:p text:style-name="P42">{</text:p>
      <text:p text:style-name="P47"><text:span text:style-name="T8"><text:tab/></text:span><text:span text:style-name="T1">void</text:span><text:span text:style-name="T8"> play(){System.</text:span><text:span text:style-name="T28">out</text:span><text:span text:style-name="T8">.println(</text:span><text:span text:style-name="T35">"woodwind play()"</text:span><text:span text:style-name="T8">);}</text:span></text:p>
      <text:p text:style-name="P47"><text:span text:style-name="T8"><text:tab/>String what(){</text:span><text:span text:style-name="T1">return</text:span><text:span text:style-name="T8"> </text:span><text:span text:style-name="T35">"woodwind"</text:span><text:span text:style-name="T8"> ;}</text:span></text:p>
      <text:p text:style-name="P42">}</text:p>
      <text:p text:style-name="P47"><text:span text:style-name="T1">class</text:span><text:span text:style-name="T8"> Brass </text:span><text:span text:style-name="T1">extends</text:span><text:span text:style-name="T8"> Wind</text:span></text:p>
      <text:p text:style-name="P42">{</text:p>
      <text:p text:style-name="P47"><text:span text:style-name="T8"><text:tab/></text:span><text:span text:style-name="T1">void</text:span><text:span text:style-name="T8"> play(){System.</text:span><text:span text:style-name="T28">out</text:span><text:span text:style-name="T8">.println(</text:span><text:span text:style-name="T35">"brass play()"</text:span><text:span text:style-name="T8">);}</text:span></text:p>
      <text:p text:style-name="P47"><text:span text:style-name="T8"><text:tab/>String what(){</text:span><text:span text:style-name="T1">return</text:span><text:span text:style-name="T8"> </text:span><text:span text:style-name="T35">"brass"</text:span><text:span text:style-name="T8"> ;}</text:span></text:p>
      <text:p text:style-name="P42">}</text:p>
      <text:p text:style-name="P39"/>
      <text:p text:style-name="P47"><text:span text:style-name="T1">public</text:span><text:span text:style-name="T8"> </text:span><text:span text:style-name="T1">class</text:span><text:span text:style-name="T8"> MusicPolymorphism </text:span></text:p>
      <text:p text:style-name="P42">{</text:p>
      <text:p text:style-name="P47"><text:span text:style-name="T8"><text:tab/></text:span><text:span text:style-name="T1">public</text:span><text:span text:style-name="T8"> </text:span><text:span text:style-name="T1">static</text:span><text:span text:style-name="T8"> </text:span><text:span text:style-name="T1">void</text:span><text:span text:style-name="T8"> tune(Instrument i)</text:span></text:p>
      <text:p text:style-name="P42"><text:tab/>{</text:p>
      <text:p text:style-name="P42"><text:tab/><text:tab/>i.play();</text:p>
      <text:p text:style-name="P42"><text:tab/>}</text:p>
      <text:p text:style-name="P47"><text:span text:style-name="T1">public</text:span><text:span text:style-name="T8"> </text:span><text:span text:style-name="T1">static</text:span><text:span text:style-name="T8"> </text:span><text:span text:style-name="T1">void</text:span><text:span text:style-name="T8"> tuneAll(Instrument[] I)</text:span></text:p>
      <text:p text:style-name="P42">{</text:p>
      <text:p text:style-name="P47"><text:span text:style-name="T8"><text:tab/></text:span><text:span text:style-name="T1">for</text:span><text:span text:style-name="T8">(Instrument i : I)</text:span></text:p>
      <text:p text:style-name="P47"><text:span text:style-name="T8"><text:tab/><text:tab/></text:span><text:span text:style-name="T10">tune</text:span><text:span text:style-name="T8">(i);</text:span></text:p>
      <text:p text:style-name="P42">}</text:p>
      <text:p text:style-name="P47"><text:span text:style-name="T1">public</text:span><text:span text:style-name="T8"> </text:span><text:span text:style-name="T1">static</text:span><text:span text:style-name="T8"> </text:span><text:span text:style-name="T1">void</text:span><text:span text:style-name="T8"> main(String [] args)</text:span></text:p>
      <text:p text:style-name="P42"><text:soft-page-break/>{</text:p>
      <text:p text:style-name="P42"><text:tab/>Instrument [] inst = {</text:p>
      <text:p text:style-name="P47"><text:span text:style-name="T8"><text:tab/><text:tab/><text:tab/></text:span><text:span text:style-name="T1">new</text:span><text:span text:style-name="T8"> Wind(),</text:span></text:p>
      <text:p text:style-name="P47"><text:span text:style-name="T8"><text:tab/><text:tab/><text:tab/></text:span><text:span text:style-name="T1">new</text:span><text:span text:style-name="T8"> Percussion(),</text:span></text:p>
      <text:p text:style-name="P47"><text:span text:style-name="T8"><text:tab/><text:tab/><text:tab/></text:span><text:span text:style-name="T1">new</text:span><text:span text:style-name="T8"> Woodwind(),</text:span></text:p>
      <text:p text:style-name="P47"><text:span text:style-name="T8"><text:tab/><text:tab/><text:tab/></text:span><text:span text:style-name="T1">new</text:span><text:span text:style-name="T8"> Brass(),</text:span></text:p>
      <text:p text:style-name="P42"><text:tab/>};</text:p>
      <text:p text:style-name="P47"><text:span text:style-name="T8"><text:tab/></text:span><text:span text:style-name="T10">tuneAll</text:span><text:span text:style-name="T8">(inst);</text:span></text:p>
      <text:p text:style-name="P42">}</text:p>
      <text:p text:style-name="P42">}</text:p>
      <text:p text:style-name="P12"><text:span text:style-name="T55">Output :</text:span><text:span text:style-name="T14"> </text:span></text:p>
      <text:p text:style-name="P41">wind play()</text:p>
      <text:p text:style-name="P41">percussion play()</text:p>
      <text:p text:style-name="P41">woodwind play()</text:p>
      <text:p text:style-name="P54">brass play()</text:p>
      <text:list xml:id="list32510139" text:continue-numbering="true" text:style-name="WWNum3">
        <text:list-item>
          <text:p text:style-name="P82"><text:span text:style-name="T51">Pitfall : Overriding private method</text:span><text:span text:style-name="T54"> :</text:span></text:p>
        </text:list-item>
      </text:list>
      <text:p text:style-name="P25">See the programme given below</text:p>
      <text:p text:style-name="P36"><text:span text:style-name="T1">package</text:span><text:span text:style-name="T8"> ch8Polymorphism;</text:span></text:p>
      <text:p text:style-name="P38"/>
      <text:p text:style-name="P40"><text:span text:style-name="T1">public</text:span><text:span text:style-name="T8"> </text:span><text:span text:style-name="T1">class</text:span><text:span text:style-name="T8"> PrivateOverride</text:span></text:p>
      <text:p text:style-name="P41">{</text:p>
      <text:p text:style-name="P40"><text:span text:style-name="T8"><text:tab/></text:span><text:span text:style-name="T1">private</text:span><text:span text:style-name="T8"> </text:span><text:span text:style-name="T1">void</text:span><text:span text:style-name="T8"> f(){ System.</text:span><text:span text:style-name="T28">out</text:span><text:span text:style-name="T8">.println(</text:span><text:span text:style-name="T35">"private f()"</text:span><text:span text:style-name="T8">); }</text:span></text:p>
      <text:p text:style-name="P41"><text:tab/></text:p>
      <text:p text:style-name="P40"><text:span text:style-name="T8"><text:tab/></text:span><text:span text:style-name="T1">public</text:span><text:span text:style-name="T8"> </text:span><text:span text:style-name="T1">static</text:span><text:span text:style-name="T8"> </text:span><text:span text:style-name="T1">void</text:span><text:span text:style-name="T8"> main(String[] args)</text:span></text:p>
      <text:p text:style-name="P41"><text:tab/>{</text:p>
      <text:p text:style-name="P40"><text:span text:style-name="T8"><text:tab/><text:tab/>PrivateOverride pv = </text:span><text:span text:style-name="T1">new</text:span><text:span text:style-name="T8"> Derived();</text:span></text:p>
      <text:p text:style-name="P41"><text:tab/><text:tab/>pv.f();</text:p>
      <text:p text:style-name="P41"><text:tab/>}</text:p>
      <text:p text:style-name="P41">}</text:p>
      <text:p text:style-name="P38"/>
      <text:p text:style-name="P40"><text:span text:style-name="T1">class</text:span><text:span text:style-name="T8"> Derived </text:span><text:span text:style-name="T1">extends</text:span><text:span text:style-name="T8"> PrivateOverride</text:span></text:p>
      <text:p text:style-name="P41">{</text:p>
      <text:p text:style-name="P40"><text:span text:style-name="T8"><text:tab/></text:span><text:span text:style-name="T1">public</text:span><text:span text:style-name="T8"> </text:span><text:span text:style-name="T1">void</text:span><text:span text:style-name="T8"> f(){System.</text:span><text:span text:style-name="T28">out</text:span><text:span text:style-name="T8">.println(</text:span><text:span text:style-name="T35">"public f()"</text:span><text:span text:style-name="T8">);}</text:span></text:p>
      <text:p text:style-name="P41">}<text:tab/><text:tab/><text:tab/><text:tab/><text:tab/><text:tab/><text:tab/><text:tab/><text:tab/><text:tab/><text:tab/></text:p>
      <text:p text:style-name="P40"><text:span text:style-name="T55">Output:</text:span><text:tab/><text:tab/><text:tab/><text:tab/><text:tab/><text:tab/><text:tab/><text:tab/><text:tab/><text:tab/><text:tab/><text:tab/> <text:span text:style-name="T8">private f()</text:span></text:p>
      <text:p text:style-name="P41"/>
      <text:p text:style-name="P48"><text:span text:style-name="T41">In the above example one may expect output as “public f()” . But a private method is automatically final and hidden from derived class. In the above case public method f() is a brand new method, its not even overloaded since <text:s/>base class version of f() is not visible in derived class. </text:span><text:span text:style-name="T40">The point is where there is no overriding polymorphism doesn’t work there</text:span><text:span text:style-name="T41">. i.e. Virtual Method Invocation(VMI) only works when there is overridding.</text:span></text:p>
      <text:p text:style-name="P57">Example which shows that polymorphism doesnot work with overloaded methods.</text:p>
      <text:p text:style-name="P37"><text:span text:style-name="T3">package</text:span><text:span text:style-name="T17"> ch8Polymorphism;</text:span></text:p>
      <text:p text:style-name="P50"/>
      <text:p text:style-name="P51"><text:span text:style-name="T3">class</text:span><text:span text:style-name="T17"> NoOverrideNoPoly1</text:span></text:p>
      <text:p text:style-name="P43">{</text:p>
      <text:p text:style-name="P51"><text:span text:style-name="T17"><text:tab/></text:span><text:span text:style-name="T3">void</text:span><text:span text:style-name="T17"> meth1(String str)</text:span></text:p>
      <text:p text:style-name="P43"><text:tab/>{</text:p>
      <text:p text:style-name="P51"><text:span text:style-name="T17"><text:tab/><text:tab/>System.</text:span><text:span text:style-name="T31">out</text:span><text:span text:style-name="T17">.println(str);</text:span></text:p>
      <text:p text:style-name="P43"><text:tab/>}</text:p>
      <text:p text:style-name="P43">}</text:p>
      <text:p text:style-name="P50"><text:soft-page-break/></text:p>
      <text:p text:style-name="P51"><text:span text:style-name="T3">class</text:span><text:span text:style-name="T17"> NoOverrideNoPoly2 </text:span><text:span text:style-name="T3">extends</text:span><text:span text:style-name="T17"> NoOverrideNoPoly1</text:span></text:p>
      <text:p text:style-name="P43">{</text:p>
      <text:p text:style-name="P51"><text:span text:style-name="T17"><text:tab/></text:span><text:span text:style-name="T3">void</text:span><text:span text:style-name="T17"> meth1(String str1, String str2)</text:span></text:p>
      <text:p text:style-name="P51"><text:span text:style-name="T17"><text:tab/></text:span><text:span text:style-name="T18">{</text:span></text:p>
      <text:p text:style-name="P51"><text:span text:style-name="T18"><text:tab/><text:tab/>System.</text:span><text:span text:style-name="T33">out</text:span><text:span text:style-name="T18">.println(str1);</text:span></text:p>
      <text:p text:style-name="P51"><text:span text:style-name="T18"><text:tab/><text:tab/>System.</text:span><text:span text:style-name="T33">out</text:span><text:span text:style-name="T18">.println(str2);</text:span></text:p>
      <text:p text:style-name="P51"><text:span text:style-name="T18"><text:tab/></text:span><text:span text:style-name="T17">}</text:span></text:p>
      <text:p text:style-name="P43">}</text:p>
      <text:p text:style-name="P50"/>
      <text:p text:style-name="P51"><text:span text:style-name="T3">class</text:span><text:span text:style-name="T17"> NoOverrideNoPoly3 </text:span><text:span text:style-name="T3">extends</text:span><text:span text:style-name="T17"> NoOverrideNoPoly1</text:span></text:p>
      <text:p text:style-name="P43">{</text:p>
      <text:p text:style-name="P51"><text:span text:style-name="T17"><text:tab/></text:span><text:span text:style-name="T3">void</text:span><text:span text:style-name="T17"> meth1(String str1, String str2, String str3)</text:span></text:p>
      <text:p text:style-name="P51"><text:span text:style-name="T17"><text:tab/></text:span><text:span text:style-name="T18">{</text:span></text:p>
      <text:p text:style-name="P51"><text:span text:style-name="T18"><text:tab/><text:tab/>System.</text:span><text:span text:style-name="T33">out</text:span><text:span text:style-name="T18">.println(str1);</text:span></text:p>
      <text:p text:style-name="P51"><text:span text:style-name="T18"><text:tab/><text:tab/>System.</text:span><text:span text:style-name="T33">out</text:span><text:span text:style-name="T18">.println(str2);</text:span></text:p>
      <text:p text:style-name="P51"><text:span text:style-name="T18"><text:tab/><text:tab/></text:span><text:span text:style-name="T17">System.</text:span><text:span text:style-name="T31">out</text:span><text:span text:style-name="T17">.println(str3);</text:span></text:p>
      <text:p text:style-name="P43"><text:tab/>}</text:p>
      <text:p text:style-name="P43">}</text:p>
      <text:p text:style-name="P50"/>
      <text:p text:style-name="P51"><text:span text:style-name="T3">public</text:span><text:span text:style-name="T17"> </text:span><text:span text:style-name="T3">class</text:span><text:span text:style-name="T17"> NoOverrideNoPoly </text:span></text:p>
      <text:p text:style-name="P43">{</text:p>
      <text:p text:style-name="P51"><text:span text:style-name="T17"><text:tab/></text:span><text:span text:style-name="T3">public</text:span><text:span text:style-name="T17"> </text:span><text:span text:style-name="T3">static</text:span><text:span text:style-name="T17"> </text:span><text:span text:style-name="T3">void</text:span><text:span text:style-name="T17"> main(String[] args)</text:span></text:p>
      <text:p text:style-name="P43"><text:tab/>{</text:p>
      <text:p text:style-name="P51"><text:span text:style-name="T17"><text:tab/><text:tab/>NoOverrideNoPoly1 nonp1 = </text:span><text:span text:style-name="T3">new</text:span><text:span text:style-name="T17"> NoOverrideNoPoly1();</text:span></text:p>
      <text:p text:style-name="P51"><text:span text:style-name="T17"><text:tab/><text:tab/>NoOverrideNoPoly2 nonp2 = </text:span><text:span text:style-name="T3">new</text:span><text:span text:style-name="T17"> NoOverrideNoPoly2();</text:span></text:p>
      <text:p text:style-name="P51"><text:span text:style-name="T17"><text:tab/><text:tab/>NoOverrideNoPoly3 nonp3 = </text:span><text:span text:style-name="T3">new</text:span><text:span text:style-name="T17"> NoOverrideNoPoly3();</text:span></text:p>
      <text:p text:style-name="P43"><text:tab/><text:tab/></text:p>
      <text:p text:style-name="P43"><text:tab/><text:tab/>nonp1 = nonp2;</text:p>
      <text:p text:style-name="P51"><text:span text:style-name="T17"><text:tab/><text:tab/>nonp1.meth1(</text:span><text:span text:style-name="T37">"one and two"</text:span><text:span text:style-name="T17">);</text:span></text:p>
      <text:p text:style-name="P51"><text:span text:style-name="T17"><text:tab/><text:tab/></text:span><text:span text:style-name="T45">//nonp1.meth1("one","two");</text:span></text:p>
      <text:p text:style-name="P53"><text:span text:style-name="T57"><text:tab/><text:tab/>//</text:span><text:span text:style-name="T56">//nonp2's meth1() is overloaded not overridden hence hidden for nonp1 object.</text:span></text:p>
      <text:p text:style-name="P8"><text:tab/><text:tab/></text:p>
      <text:p text:style-name="P8"><text:tab/>nonp1 = nonp3;</text:p>
      <text:p text:style-name="P9"><text:span text:style-name="T17"><text:tab/>nonp1.meth1(</text:span><text:span text:style-name="T37">"one and three"</text:span><text:span text:style-name="T17">);</text:span></text:p>
      <text:p text:style-name="P9"><text:span text:style-name="T17"><text:tab/></text:span><text:span text:style-name="T45">//nonp1.meth1("one","two","three");</text:span></text:p>
      <text:p text:style-name="P53"><text:span text:style-name="T57"><text:tab/><text:tab/>//</text:span><text:span text:style-name="T56">nonp3's meth1() is overloaded not overridden hence hidden for nonp1 object.</text:span></text:p>
      <text:p text:style-name="P8">}</text:p>
      <text:p text:style-name="P43">}</text:p>
      <text:p text:style-name="P43">Output:</text:p>
      <text:p text:style-name="P43">one and two</text:p>
      <text:p text:style-name="P43">one and three</text:p>
      <text:p text:style-name="P46"/>
      <text:list xml:id="list32516407" text:continue-numbering="true" text:style-name="WWNum3">
        <text:list-item>
          <text:p text:style-name="P83"><text:span text:style-name="T52">Pitfall : Fields and static methods</text:span><text:span text:style-name="T53"> :</text:span></text:p>
        </text:list-item>
      </text:list>
      <text:p text:style-name="P33">Also polymorphism is applied for only methods and not for fields and static methods. <text:s/>As shown in following example.</text:p>
      <text:p text:style-name="P60"><text:span text:style-name="T1">package</text:span><text:span text:style-name="T8"> ch8Polymorphism;</text:span></text:p>
      <text:p text:style-name="P17"/>
      <text:p text:style-name="P35"><text:span text:style-name="T1">class</text:span><text:span text:style-name="T8"> FieldBase</text:span></text:p>
      <text:p text:style-name="P42">{</text:p>
      <text:p text:style-name="P47"><text:span text:style-name="T8"><text:tab/></text:span><text:span text:style-name="T1">public</text:span><text:span text:style-name="T8"> </text:span><text:span text:style-name="T1">int</text:span><text:span text:style-name="T8"> </text:span><text:span text:style-name="T30">field</text:span><text:span text:style-name="T8"> = 0;</text:span></text:p>
      <text:p text:style-name="P47"><text:span text:style-name="T8"><text:tab/></text:span><text:span text:style-name="T1">public</text:span><text:span text:style-name="T8"> </text:span><text:span text:style-name="T1">int</text:span><text:span text:style-name="T8"> getField()</text:span></text:p>
      <text:p text:style-name="P42"><text:tab/>{</text:p>
      <text:p text:style-name="P47"><text:span text:style-name="T8"><text:tab/><text:tab/></text:span><text:span text:style-name="T1">return</text:span><text:span text:style-name="T8"> </text:span><text:span text:style-name="T30">field</text:span><text:span text:style-name="T8">;</text:span></text:p>
      <text:p text:style-name="P42"><text:soft-page-break/><text:tab/>}</text:p>
      <text:p text:style-name="P42">}</text:p>
      <text:p text:style-name="P39"/>
      <text:p text:style-name="P47"><text:span text:style-name="T1">class</text:span><text:span text:style-name="T8"> FieldDerive </text:span><text:span text:style-name="T1">extends</text:span><text:span text:style-name="T8"> FieldBase</text:span></text:p>
      <text:p text:style-name="P42">{</text:p>
      <text:p text:style-name="P47"><text:span text:style-name="T8"><text:tab/></text:span><text:span text:style-name="T1">public</text:span><text:span text:style-name="T8"> </text:span><text:span text:style-name="T1">int</text:span><text:span text:style-name="T8"> </text:span><text:span text:style-name="T30">field</text:span><text:span text:style-name="T8"> = 1;</text:span></text:p>
      <text:p text:style-name="P47"><text:span text:style-name="T8"><text:tab/></text:span><text:span text:style-name="T1">public</text:span><text:span text:style-name="T8"> </text:span><text:span text:style-name="T1">int</text:span><text:span text:style-name="T8"> getField()</text:span></text:p>
      <text:p text:style-name="P42"><text:tab/>{</text:p>
      <text:p text:style-name="P47"><text:span text:style-name="T8"><text:tab/><text:tab/></text:span><text:span text:style-name="T1">return</text:span><text:span text:style-name="T8"> </text:span><text:span text:style-name="T30">field</text:span><text:span text:style-name="T8">;</text:span></text:p>
      <text:p text:style-name="P42"><text:tab/>}</text:p>
      <text:p text:style-name="P47"><text:span text:style-name="T8"><text:tab/></text:span><text:span text:style-name="T1">public</text:span><text:span text:style-name="T8"> </text:span><text:span text:style-name="T1">int</text:span><text:span text:style-name="T8"> getSuperField()</text:span></text:p>
      <text:p text:style-name="P42"><text:tab/>{</text:p>
      <text:p text:style-name="P47"><text:span text:style-name="T8"><text:tab/><text:tab/></text:span><text:span text:style-name="T1">return</text:span><text:span text:style-name="T8"> </text:span><text:span text:style-name="T1">super</text:span><text:span text:style-name="T8">.</text:span><text:span text:style-name="T30">field</text:span><text:span text:style-name="T8">;</text:span></text:p>
      <text:p text:style-name="P16"><text:tab/>}</text:p>
      <text:p text:style-name="P7">}</text:p>
      <text:p text:style-name="P4"/>
      <text:p text:style-name="P35"><text:span text:style-name="T1">public</text:span><text:span text:style-name="T8"> </text:span><text:span text:style-name="T1">class</text:span><text:span text:style-name="T8"> FieldAccessPoly {</text:span></text:p>
      <text:p text:style-name="P47"><text:span text:style-name="T8"><text:tab/></text:span><text:span text:style-name="T1">public</text:span><text:span text:style-name="T8"> </text:span><text:span text:style-name="T1">static</text:span><text:span text:style-name="T8"> </text:span><text:span text:style-name="T1">void</text:span><text:span text:style-name="T8"> main(String[] args)</text:span></text:p>
      <text:p text:style-name="P42"><text:tab/>{</text:p>
      <text:p text:style-name="P47"><text:span text:style-name="T8"><text:tab/><text:tab/>FieldBase fb = </text:span><text:span text:style-name="T1">new</text:span><text:span text:style-name="T8"> FieldDerive();</text:span></text:p>
      <text:p text:style-name="P47"><text:span text:style-name="T8"><text:tab/><text:tab/>System.</text:span><text:span text:style-name="T28">out</text:span><text:span text:style-name="T8">.println(</text:span><text:span text:style-name="T35">"sub.field = "</text:span><text:span text:style-name="T8">+fb.</text:span><text:span text:style-name="T30">field</text:span><text:span text:style-name="T8">+</text:span><text:span text:style-name="T35">" sub.getfield() = "</text:span><text:span text:style-name="T8">+</text:span></text:p>
      <text:p text:style-name="P42"><text:tab/><text:tab/><text:tab/><text:tab/>fb.getField());</text:p>
      <text:p text:style-name="P47"><text:span text:style-name="T8"><text:tab/><text:tab/>FieldDerive fd = </text:span><text:span text:style-name="T1">new</text:span><text:span text:style-name="T8"> FieldDerive();</text:span></text:p>
      <text:p text:style-name="P47"><text:span text:style-name="T8"><text:tab/><text:tab/>System.</text:span><text:span text:style-name="T28">out</text:span><text:span text:style-name="T8">.println(</text:span><text:span text:style-name="T35">"sub.field = "</text:span><text:span text:style-name="T8">+fd.</text:span><text:span text:style-name="T30">field</text:span><text:span text:style-name="T8">+</text:span><text:span text:style-name="T35">" sub.getfield() = "</text:span><text:span text:style-name="T8">+</text:span></text:p>
      <text:p text:style-name="P47"><text:span text:style-name="T8"><text:tab/><text:tab/><text:tab/><text:tab/>fd.getField()+</text:span><text:span text:style-name="T35">" super.field = "</text:span><text:span text:style-name="T8">+fd.getSuperField());</text:span></text:p>
      <text:p text:style-name="P42"><text:tab/>}</text:p>
      <text:p text:style-name="P39"/>
      <text:p text:style-name="P42">}</text:p>
      <text:p text:style-name="P30">Output:</text:p>
      <text:p text:style-name="P31">sub.field = 0 sub.getfield() = 1</text:p>
      <text:p text:style-name="P31">sub.field = 1 sub.getfield() = 1 super.field = 0</text:p>
      <text:p text:style-name="P23"/>
      <text:p text:style-name="P29">When a <text:span text:style-name="T46">Sub </text:span>object is upcast to a <text:span text:style-name="T46">Super </text:span>reference, any field accesses <text:s/>are resolved by the compiler, and are thus not polymorphic. I.e. <text:span text:style-name="T46">things which can be resolved during compile time polymorphism doesn’t work there</text:span>.</text:p>
      <text:p text:style-name="P24"/>
      <text:p text:style-name="P35"><text:span text:style-name="T1">package</text:span><text:span text:style-name="T8"> ch8Polymorphism;</text:span></text:p>
      <text:p text:style-name="P39"/>
      <text:p text:style-name="P47"><text:span text:style-name="T1">class</text:span><text:span text:style-name="T8"> StaticBase</text:span></text:p>
      <text:p text:style-name="P42">{</text:p>
      <text:p text:style-name="P47"><text:span text:style-name="T8"><text:tab/></text:span><text:span text:style-name="T1">public</text:span><text:span text:style-name="T8"> </text:span><text:span text:style-name="T1">static</text:span><text:span text:style-name="T8"> String staticGet()</text:span></text:p>
      <text:p text:style-name="P42"><text:tab/>{</text:p>
      <text:p text:style-name="P47"><text:span text:style-name="T8"><text:tab/><text:tab/></text:span><text:span text:style-name="T1">return</text:span><text:span text:style-name="T8"> </text:span><text:span text:style-name="T35">"Base staticGet()"</text:span><text:span text:style-name="T8">;</text:span></text:p>
      <text:p text:style-name="P42"><text:tab/>}</text:p>
      <text:p text:style-name="P47"><text:span text:style-name="T8"><text:tab/></text:span><text:span text:style-name="T1">public</text:span><text:span text:style-name="T8"> String dynamicGet()</text:span></text:p>
      <text:p text:style-name="P42"><text:tab/>{</text:p>
      <text:p text:style-name="P47"><text:span text:style-name="T8"><text:tab/><text:tab/></text:span><text:span text:style-name="T1">return</text:span><text:span text:style-name="T8"> </text:span><text:span text:style-name="T35">"Base dynmaicGet()"</text:span><text:span text:style-name="T8">;</text:span></text:p>
      <text:p text:style-name="P42"><text:tab/>}</text:p>
      <text:p text:style-name="P42">}</text:p>
      <text:p text:style-name="P39"/>
      <text:p text:style-name="P47"><text:span text:style-name="T1">class</text:span><text:span text:style-name="T8"> StaticDerive </text:span><text:span text:style-name="T1">extends</text:span><text:span text:style-name="T8"> StaticBase</text:span></text:p>
      <text:p text:style-name="P42">{</text:p>
      <text:p text:style-name="P47"><text:span text:style-name="T8"><text:tab/></text:span><text:span text:style-name="T1">public</text:span><text:span text:style-name="T8"> </text:span><text:span text:style-name="T1">static</text:span><text:span text:style-name="T8"> String staticGet()</text:span></text:p>
      <text:p text:style-name="P42"><text:tab/>{</text:p>
      <text:p text:style-name="P47"><text:span text:style-name="T8"><text:tab/><text:tab/></text:span><text:span text:style-name="T1">return</text:span><text:span text:style-name="T8"> </text:span><text:span text:style-name="T35">"Derive staticGet()"</text:span><text:span text:style-name="T8">;</text:span></text:p>
      <text:p text:style-name="P42"><text:tab/>}</text:p>
      <text:p text:style-name="P47"><text:soft-page-break/><text:span text:style-name="T8"><text:tab/></text:span><text:span text:style-name="T1">public</text:span><text:span text:style-name="T8"> String dynamicGet()</text:span></text:p>
      <text:p text:style-name="P42"><text:tab/>{</text:p>
      <text:p text:style-name="P47"><text:span text:style-name="T8"><text:tab/><text:tab/></text:span><text:span text:style-name="T1">return</text:span><text:span text:style-name="T8"> </text:span><text:span text:style-name="T35">"Derive dynamicGet()"</text:span><text:span text:style-name="T8">;</text:span></text:p>
      <text:p text:style-name="P42"><text:tab/>}</text:p>
      <text:p text:style-name="P42">}</text:p>
      <text:p text:style-name="P39"/>
      <text:p text:style-name="P47"><text:span text:style-name="T1">public</text:span><text:span text:style-name="T8"> </text:span><text:span text:style-name="T1">class</text:span><text:span text:style-name="T8"> StaticMethodPolymorphism</text:span></text:p>
      <text:p text:style-name="P42">{</text:p>
      <text:p text:style-name="P47"><text:span text:style-name="T8"><text:tab/></text:span><text:span text:style-name="T1">public</text:span><text:span text:style-name="T8"> </text:span><text:span text:style-name="T1">static</text:span><text:span text:style-name="T8"> </text:span><text:span text:style-name="T1">void</text:span><text:span text:style-name="T8"> main(String[] args)</text:span></text:p>
      <text:p text:style-name="P42"><text:tab/>{</text:p>
      <text:p text:style-name="P47"><text:span text:style-name="T8"><text:tab/><text:tab/>StaticBase sb = </text:span><text:span text:style-name="T1">new</text:span><text:span text:style-name="T8"> StaticDerive();</text:span></text:p>
      <text:p text:style-name="P47"><text:span text:style-name="T8"><text:tab/><text:tab/>System.</text:span><text:span text:style-name="T28">out</text:span><text:span text:style-name="T8">.println(</text:span><text:span text:style-name="T8">sb.</text:span><text:span text:style-name="T10">staticGet</text:span><text:span text:style-name="T8">()</text:span><text:span text:style-name="T8">);</text:span></text:p>
      <text:p text:style-name="P47"><text:span text:style-name="T8"><text:tab/><text:tab/>System.</text:span><text:span text:style-name="T28">out</text:span><text:span text:style-name="T8">.println(sb.dynamicGet());</text:span></text:p>
      <text:p text:style-name="P42"><text:tab/>}</text:p>
      <text:p text:style-name="P42">}</text:p>
      <text:p text:style-name="P52"><text:span text:style-name="T41">Output:</text:span><text:span text:style-name="T19"> </text:span></text:p>
      <text:p text:style-name="P42">Base staticGet()</text:p>
      <text:p text:style-name="P32">Derive dynamicGet()</text:p>
      <text:p text:style-name="P21"/>
      <text:p text:style-name="P26">Static methods are associated with the class and not with the individual objects.</text:p>
      <text:list xml:id="list32526845" text:continue-numbering="true" text:style-name="WWNum3">
        <text:list-item>
          <text:p text:style-name="P82"><text:span text:style-name="T50">From above we can note that Polymorphism doesn’t work with Fields, private methods and static methods</text:span><text:span text:style-name="T49">.</text:span></text:p>
        </text:list-item>
        <text:list-item>
          <text:p text:style-name="P81">How construction takes place with polymorphism. Example given below.</text:p>
        </text:list-item>
      </text:list>
      <text:p text:style-name="P36"><text:span text:style-name="T1">package</text:span><text:span text:style-name="T8"> ch8Polymorphism;</text:span></text:p>
      <text:p text:style-name="P38"/>
      <text:p text:style-name="P40"><text:span text:style-name="T1">class</text:span><text:span text:style-name="T8"> Meal<text:tab/></text:span></text:p>
      <text:p text:style-name="P41">{</text:p>
      <text:p text:style-name="P40"><text:span text:style-name="T8"><text:tab/>Meal() { System.</text:span><text:span text:style-name="T28">out</text:span><text:span text:style-name="T8">.println(</text:span><text:span text:style-name="T35">"Meal()"</text:span><text:span text:style-name="T8">); }</text:span></text:p>
      <text:p text:style-name="P41">}</text:p>
      <text:p text:style-name="P40"><text:span text:style-name="T1">class</text:span><text:span text:style-name="T8"> Bread </text:span></text:p>
      <text:p text:style-name="P41">{</text:p>
      <text:p text:style-name="P40"><text:span text:style-name="T8"><text:tab/>Bread() { System.</text:span><text:span text:style-name="T28">out</text:span><text:span text:style-name="T8">.println(</text:span><text:span text:style-name="T35">"Bread()"</text:span><text:span text:style-name="T8">); }</text:span></text:p>
      <text:p text:style-name="P41">}</text:p>
      <text:p text:style-name="P40"><text:span text:style-name="T1">class</text:span><text:span text:style-name="T8"> Cheese </text:span></text:p>
      <text:p text:style-name="P41">{</text:p>
      <text:p text:style-name="P40"><text:span text:style-name="T8"><text:tab/>Cheese() { System.</text:span><text:span text:style-name="T28">out</text:span><text:span text:style-name="T8">.println(</text:span><text:span text:style-name="T35">"Cheese()"</text:span><text:span text:style-name="T8">); }</text:span></text:p>
      <text:p text:style-name="P41">}</text:p>
      <text:p text:style-name="P40"><text:span text:style-name="T1">class</text:span><text:span text:style-name="T8"> </text:span><text:span text:style-name="T8">Lettuce</text:span></text:p>
      <text:p text:style-name="P41">{</text:p>
      <text:p text:style-name="P40"><text:span text:style-name="T8"><text:tab/>Lettuce() { System.</text:span><text:span text:style-name="T28">out</text:span><text:span text:style-name="T8">.println(</text:span><text:span text:style-name="T35">"Lettuce()"</text:span><text:span text:style-name="T8">); }</text:span></text:p>
      <text:p text:style-name="P41">}</text:p>
      <text:p text:style-name="P40"><text:span text:style-name="T1">class</text:span><text:span text:style-name="T8"> Lunch </text:span><text:span text:style-name="T1">extends</text:span><text:span text:style-name="T8"> Meal</text:span></text:p>
      <text:p text:style-name="P41">{</text:p>
      <text:p text:style-name="P40"><text:span text:style-name="T8"><text:tab/>Lunch() { System.</text:span><text:span text:style-name="T28">out</text:span><text:span text:style-name="T8">.println(</text:span><text:span text:style-name="T35">"Lunch()"</text:span><text:span text:style-name="T8">); }</text:span></text:p>
      <text:p text:style-name="P41">}</text:p>
      <text:p text:style-name="P40"><text:span text:style-name="T1">class</text:span><text:span text:style-name="T8"> PortableLunch </text:span><text:span text:style-name="T1">extends</text:span><text:span text:style-name="T8"> Lunch</text:span></text:p>
      <text:p text:style-name="P41">{</text:p>
      <text:p text:style-name="P40"><text:span text:style-name="T8"><text:tab/>PortableLunch() { System.</text:span><text:span text:style-name="T28">out</text:span><text:span text:style-name="T8">.println(</text:span><text:span text:style-name="T35">"PortableLunch()"</text:span><text:span text:style-name="T8">);}</text:span></text:p>
      <text:p text:style-name="P41">}</text:p>
      <text:p text:style-name="P38"/>
      <text:p text:style-name="P40"><text:span text:style-name="T1">public</text:span><text:span text:style-name="T8"> </text:span><text:span text:style-name="T1">class</text:span><text:span text:style-name="T8"> ConstructorPolymorph </text:span><text:span text:style-name="T1">extends</text:span><text:span text:style-name="T8"> PortableLunch</text:span></text:p>
      <text:p text:style-name="P41">{</text:p>
      <text:p text:style-name="P40"><text:span text:style-name="T8"><text:tab/></text:span><text:span text:style-name="T1">private</text:span><text:span text:style-name="T8"> Bread </text:span><text:span text:style-name="T30">b</text:span><text:span text:style-name="T8"> = </text:span><text:span text:style-name="T1">new</text:span><text:span text:style-name="T8"> Bread();</text:span></text:p>
      <text:p text:style-name="P40"><text:span text:style-name="T8"><text:tab/></text:span><text:span text:style-name="T1">private</text:span><text:span text:style-name="T8"> Cheese </text:span><text:span text:style-name="T30">c</text:span><text:span text:style-name="T8"> = </text:span><text:span text:style-name="T1">new</text:span><text:span text:style-name="T8"> Cheese();</text:span></text:p>
      <text:p text:style-name="P40"><text:span text:style-name="T8"><text:tab/></text:span><text:span text:style-name="T1">private</text:span><text:span text:style-name="T8"> Lettuce </text:span><text:span text:style-name="T30">l</text:span><text:span text:style-name="T8"> = </text:span><text:span text:style-name="T1">new</text:span><text:span text:style-name="T8"> Lettuce();</text:span></text:p>
      <text:p text:style-name="P40"><text:soft-page-break/><text:span text:style-name="T8"><text:tab/></text:span><text:span text:style-name="T1">private</text:span><text:span text:style-name="T8"> Meal </text:span><text:span text:style-name="T30">ml</text:span><text:span text:style-name="T8"> = </text:span><text:span text:style-name="T1">new</text:span><text:span text:style-name="T8"> Lunch();</text:span></text:p>
      <text:p text:style-name="P40"><text:span text:style-name="T8"><text:tab/></text:span><text:span text:style-name="T1">public</text:span><text:span text:style-name="T8"> ConstructorPolymorph()</text:span></text:p>
      <text:p text:style-name="P41"><text:tab/>{ </text:p>
      <text:p text:style-name="P40"><text:span text:style-name="T8"><text:tab/><text:tab/>System.</text:span><text:span text:style-name="T28">out</text:span><text:span text:style-name="T8">.println(</text:span><text:span text:style-name="T35">"ConstructorPolymorph()"</text:span><text:span text:style-name="T8">);</text:span></text:p>
      <text:p text:style-name="P41"><text:tab/>}</text:p>
      <text:p text:style-name="P40"><text:span text:style-name="T8"><text:tab/></text:span><text:span text:style-name="T1">public</text:span><text:span text:style-name="T8"> </text:span><text:span text:style-name="T1">static</text:span><text:span text:style-name="T8"> </text:span><text:span text:style-name="T1">void</text:span><text:span text:style-name="T8"> main(String[] args) </text:span></text:p>
      <text:p text:style-name="P41"><text:tab/>{</text:p>
      <text:p text:style-name="P40"><text:span text:style-name="T8"><text:tab/></text:span><text:span text:style-name="T1">new</text:span><text:span text:style-name="T8"> ConstructorPolymorph();</text:span></text:p>
      <text:p text:style-name="P41"><text:tab/>}</text:p>
      <text:p text:style-name="P40"><text:span text:style-name="T8">} <text:s text:c="92"/></text:span><text:span text:style-name="T55">Output:<text:tab/><text:tab/><text:tab/><text:tab/><text:tab/><text:tab/><text:tab/><text:tab/><text:tab/><text:tab/><text:tab/> <text:s text:c="36"/></text:span><text:span text:style-name="T14">Meal()</text:span></text:p>
      <text:p text:style-name="P44">Lunch()</text:p>
      <text:p text:style-name="P44">PortableLunch()</text:p>
      <text:p text:style-name="P44">Bread()</text:p>
      <text:p text:style-name="P44">Cheese()</text:p>
      <text:p text:style-name="P44">Lettuce()</text:p>
      <text:p text:style-name="P44">Meal()</text:p>
      <text:p text:style-name="P44">Lunch()</text:p>
      <text:p text:style-name="P56">ConstructorPolymorph()</text:p>
      <text:list xml:id="list32527572" text:continue-numbering="true" text:style-name="WWNum3">
        <text:list-item>
          <text:p text:style-name="P82"><text:span text:style-name="T51">Inheritance and cleanup</text:span><text:span text:style-name="T54"> :</text:span></text:p>
        </text:list-item>
      </text:list>
      <text:p text:style-name="P34">When one have clean up issue that is if one want to handle clean up thing apart from Garbage collector then one must create a method which will dispose things. Lets say the method name is dispose() and following is a example of how it should work.</text:p>
      <text:p text:style-name="P35"><text:span text:style-name="T1">package</text:span><text:span text:style-name="T8"> ch8Polymorphism;</text:span></text:p>
      <text:p text:style-name="P39"/>
      <text:p text:style-name="P47"><text:span text:style-name="T1">class</text:span><text:span text:style-name="T8"> Characteristic { </text:span></text:p>
      <text:p text:style-name="P47"><text:span text:style-name="T1">private</text:span><text:span text:style-name="T8"> String </text:span><text:span text:style-name="T30">s</text:span><text:span text:style-name="T8">; </text:span></text:p>
      <text:p text:style-name="P42">Characteristic(String s) { </text:p>
      <text:p text:style-name="P47"><text:span text:style-name="T1">this</text:span><text:span text:style-name="T8">.</text:span><text:span text:style-name="T30">s</text:span><text:span text:style-name="T8"> = s; </text:span></text:p>
      <text:p text:style-name="P47"><text:span text:style-name="T8">System.</text:span><text:span text:style-name="T28">out</text:span><text:span text:style-name="T8">.println(</text:span><text:span text:style-name="T35">"Creating Characteristic "</text:span><text:span text:style-name="T8"> + s); </text:span></text:p>
      <text:p text:style-name="P42">} </text:p>
      <text:p text:style-name="P47"><text:span text:style-name="T1">protected</text:span><text:span text:style-name="T8"> </text:span><text:span text:style-name="T1">void</text:span><text:span text:style-name="T8"> dispose() { </text:span></text:p>
      <text:p text:style-name="P47"><text:span text:style-name="T8">System.</text:span><text:span text:style-name="T28">out</text:span><text:span text:style-name="T8">.println(</text:span><text:span text:style-name="T35">"disposing Characteristic "</text:span><text:span text:style-name="T8"> + </text:span><text:span text:style-name="T30">s</text:span><text:span text:style-name="T8">); </text:span></text:p>
      <text:p text:style-name="P42">} </text:p>
      <text:p text:style-name="P42">} </text:p>
      <text:p text:style-name="P47"><text:span text:style-name="T1">class</text:span><text:span text:style-name="T8"> Description { </text:span></text:p>
      <text:p text:style-name="P47"><text:span text:style-name="T1">private</text:span><text:span text:style-name="T8"> String </text:span><text:span text:style-name="T30">s</text:span><text:span text:style-name="T8">; </text:span></text:p>
      <text:p text:style-name="P42">Description(String s) { </text:p>
      <text:p text:style-name="P47"><text:span text:style-name="T1">this</text:span><text:span text:style-name="T8">.</text:span><text:span text:style-name="T30">s</text:span><text:span text:style-name="T8"> = s; </text:span></text:p>
      <text:p text:style-name="P47"><text:span text:style-name="T8">System.</text:span><text:span text:style-name="T28">out</text:span><text:span text:style-name="T8">.println(</text:span><text:span text:style-name="T35">"Creating Description "</text:span><text:span text:style-name="T8"> + s); </text:span></text:p>
      <text:p text:style-name="P42">} </text:p>
      <text:p text:style-name="P47"><text:span text:style-name="T1">protected</text:span><text:span text:style-name="T8"> </text:span><text:span text:style-name="T1">void</text:span><text:span text:style-name="T8"> dispose() { </text:span></text:p>
      <text:p text:style-name="P47"><text:span text:style-name="T8">System.</text:span><text:span text:style-name="T28">out</text:span><text:span text:style-name="T8">.println(</text:span><text:span text:style-name="T35">"disposing Description "</text:span><text:span text:style-name="T8"> + </text:span><text:span text:style-name="T30">s</text:span><text:span text:style-name="T8">); </text:span></text:p>
      <text:p text:style-name="P42">} </text:p>
      <text:p text:style-name="P42">}</text:p>
      <text:p text:style-name="P47"><text:span text:style-name="T1">class</text:span><text:span text:style-name="T8"> LivingCreature { </text:span></text:p>
      <text:p text:style-name="P47"><text:span text:style-name="T1">private</text:span><text:span text:style-name="T8"> Characteristic </text:span><text:span text:style-name="T30">p</text:span><text:span text:style-name="T8"> = </text:span></text:p>
      <text:p text:style-name="P47"><text:span text:style-name="T1">new</text:span><text:span text:style-name="T8"> Characteristic(</text:span><text:span text:style-name="T35">"is alive"</text:span><text:span text:style-name="T8">); </text:span></text:p>
      <text:p text:style-name="P47"><text:span text:style-name="T1">private</text:span><text:span text:style-name="T8"> Description </text:span><text:span text:style-name="T30">t</text:span><text:span text:style-name="T8"> = </text:span></text:p>
      <text:p text:style-name="P47"><text:span text:style-name="T1">new</text:span><text:span text:style-name="T8"> Description(</text:span><text:span text:style-name="T35">"Basic Living Creature"</text:span><text:span text:style-name="T8">); </text:span></text:p>
      <text:p text:style-name="P42">LivingCreature() { </text:p>
      <text:p text:style-name="P47"><text:span text:style-name="T8">System.</text:span><text:span text:style-name="T28">out</text:span><text:span text:style-name="T8">.println(</text:span><text:span text:style-name="T35">"LivingCreature()"</text:span><text:span text:style-name="T8">); </text:span></text:p>
      <text:p text:style-name="P42">} </text:p>
      <text:p text:style-name="P47"><text:span text:style-name="T1">protected</text:span><text:span text:style-name="T8"> </text:span><text:span text:style-name="T1">void</text:span><text:span text:style-name="T8"> dispose() { </text:span></text:p>
      <text:p text:style-name="P47"><text:soft-page-break/><text:span text:style-name="T8">System.</text:span><text:span text:style-name="T28">out</text:span><text:span text:style-name="T8">.println(</text:span><text:span text:style-name="T35">"LivingCreature dispose"</text:span><text:span text:style-name="T8">); </text:span></text:p>
      <text:p text:style-name="P47"><text:span text:style-name="T30">t</text:span><text:span text:style-name="T8">.dispose(); </text:span></text:p>
      <text:p text:style-name="P47"><text:span text:style-name="T30">p</text:span><text:span text:style-name="T8">.dispose(); </text:span></text:p>
      <text:p text:style-name="P42">} </text:p>
      <text:p text:style-name="P42">} </text:p>
      <text:p text:style-name="P47"><text:span text:style-name="T1">class</text:span><text:span text:style-name="T8"> Animal </text:span><text:span text:style-name="T1">extends</text:span><text:span text:style-name="T8"> LivingCreature { </text:span></text:p>
      <text:p text:style-name="P47"><text:span text:style-name="T1">private</text:span><text:span text:style-name="T8"> Characteristic </text:span><text:span text:style-name="T30">p</text:span><text:span text:style-name="T8"> = </text:span></text:p>
      <text:p text:style-name="P47"><text:span text:style-name="T1">new</text:span><text:span text:style-name="T8"> Characteristic(</text:span><text:span text:style-name="T35">"has heart"</text:span><text:span text:style-name="T8">); </text:span></text:p>
      <text:p text:style-name="P47"><text:span text:style-name="T1">private</text:span><text:span text:style-name="T8"> Description </text:span><text:span text:style-name="T30">t</text:span><text:span text:style-name="T8"> = </text:span></text:p>
      <text:p text:style-name="P47"><text:span text:style-name="T1">new</text:span><text:span text:style-name="T8"> Description(</text:span><text:span text:style-name="T35">"Animal not Vegetable"</text:span><text:span text:style-name="T8">); </text:span></text:p>
      <text:p text:style-name="P47"><text:span text:style-name="T8">Animal() { System.</text:span><text:span text:style-name="T28">out</text:span><text:span text:style-name="T8">.println(</text:span><text:span text:style-name="T35">"Animal()"</text:span><text:span text:style-name="T8">); } </text:span></text:p>
      <text:p text:style-name="P47"><text:span text:style-name="T1">protected</text:span><text:span text:style-name="T8"> </text:span><text:span text:style-name="T1">void</text:span><text:span text:style-name="T8"> dispose() { </text:span></text:p>
      <text:p text:style-name="P47"><text:span text:style-name="T8">System.</text:span><text:span text:style-name="T28">out</text:span><text:span text:style-name="T8">.println(</text:span><text:span text:style-name="T35">"Animal dispose"</text:span><text:span text:style-name="T8">); </text:span></text:p>
      <text:p text:style-name="P47"><text:span text:style-name="T30">t</text:span><text:span text:style-name="T8">.dispose(); </text:span></text:p>
      <text:p text:style-name="P47"><text:span text:style-name="T30">p</text:span><text:span text:style-name="T8">.dispose(); </text:span></text:p>
      <text:p text:style-name="P47"><text:span text:style-name="T1">super</text:span><text:span text:style-name="T8">.dispose(); </text:span></text:p>
      <text:p text:style-name="P42">} </text:p>
      <text:p text:style-name="P42">} </text:p>
      <text:p text:style-name="P47"><text:span text:style-name="T1">class</text:span><text:span text:style-name="T8"> Amphibian </text:span><text:span text:style-name="T1">extends</text:span><text:span text:style-name="T8"> Animal { </text:span></text:p>
      <text:p text:style-name="P47"><text:span text:style-name="T1">private</text:span><text:span text:style-name="T8"> Characteristic </text:span><text:span text:style-name="T30">p</text:span><text:span text:style-name="T8"> = </text:span></text:p>
      <text:p text:style-name="P47"><text:span text:style-name="T1">new</text:span><text:span text:style-name="T8"> Characteristic(</text:span><text:span text:style-name="T35">"can live in water"</text:span><text:span text:style-name="T8">); </text:span></text:p>
      <text:p text:style-name="P47"><text:span text:style-name="T1">private</text:span><text:span text:style-name="T8"> Description </text:span><text:span text:style-name="T30">t</text:span><text:span text:style-name="T8"> = </text:span></text:p>
      <text:p text:style-name="P47"><text:span text:style-name="T1">new</text:span><text:span text:style-name="T8"> Description(</text:span><text:span text:style-name="T35">"Both water and land"</text:span><text:span text:style-name="T8">); </text:span></text:p>
      <text:p text:style-name="P42">Amphibian() { </text:p>
      <text:p text:style-name="P47"><text:span text:style-name="T8">System.</text:span><text:span text:style-name="T28">out</text:span><text:span text:style-name="T8">.println(</text:span><text:span text:style-name="T35">"Amphibian()"</text:span><text:span text:style-name="T8">); </text:span></text:p>
      <text:p text:style-name="P42">} </text:p>
      <text:p text:style-name="P47"><text:span text:style-name="T1">protected</text:span><text:span text:style-name="T8"> </text:span><text:span text:style-name="T1">void</text:span><text:span text:style-name="T8"> dispose() { </text:span></text:p>
      <text:p text:style-name="P47"><text:span text:style-name="T8">System.</text:span><text:span text:style-name="T28">out</text:span><text:span text:style-name="T8">.println(</text:span><text:span text:style-name="T35">"Amphibian dispose"</text:span><text:span text:style-name="T8">); </text:span></text:p>
      <text:p text:style-name="P47"><text:span text:style-name="T30">t</text:span><text:span text:style-name="T8">.dispose(); </text:span></text:p>
      <text:p text:style-name="P47"><text:span text:style-name="T30">p</text:span><text:span text:style-name="T8">.dispose(); </text:span></text:p>
      <text:p text:style-name="P47"><text:span text:style-name="T1">super</text:span><text:span text:style-name="T8">.dispose(); </text:span></text:p>
      <text:p text:style-name="P42">} </text:p>
      <text:p text:style-name="P42">} </text:p>
      <text:p text:style-name="P47"><text:span text:style-name="T1">public</text:span><text:span text:style-name="T8"> </text:span><text:span text:style-name="T1">class</text:span><text:span text:style-name="T8"> FrogDispose </text:span><text:span text:style-name="T1">extends</text:span><text:span text:style-name="T8"> Amphibian { </text:span></text:p>
      <text:p text:style-name="P47"><text:span text:style-name="T1">private</text:span><text:span text:style-name="T8"> Characteristic </text:span><text:span text:style-name="T30">p</text:span><text:span text:style-name="T8"> = </text:span><text:span text:style-name="T1">new</text:span><text:span text:style-name="T8"> Characteristic(</text:span><text:span text:style-name="T35">"Croaks"</text:span><text:span text:style-name="T8">); </text:span></text:p>
      <text:p text:style-name="P47"><text:span text:style-name="T1">private</text:span><text:span text:style-name="T8"> Description </text:span><text:span text:style-name="T30">t</text:span><text:span text:style-name="T8"> = </text:span><text:span text:style-name="T1">new</text:span><text:span text:style-name="T8"> Description(</text:span><text:span text:style-name="T35">"Eats Bugs"</text:span><text:span text:style-name="T8">); </text:span></text:p>
      <text:p text:style-name="P47"><text:span text:style-name="T1">public</text:span><text:span text:style-name="T8"> FrogDispose() { System.</text:span><text:span text:style-name="T28">out</text:span><text:span text:style-name="T8">.println(</text:span><text:span text:style-name="T35">"Frog()"</text:span><text:span text:style-name="T8">); } </text:span></text:p>
      <text:p text:style-name="P47"><text:span text:style-name="T1">protected</text:span><text:span text:style-name="T8"> </text:span><text:span text:style-name="T1">void</text:span><text:span text:style-name="T8"> dispose() { </text:span></text:p>
      <text:p text:style-name="P47"><text:span text:style-name="T8">System.</text:span><text:span text:style-name="T28">out</text:span><text:span text:style-name="T8">.println(</text:span><text:span text:style-name="T35">"Frog dispose"</text:span><text:span text:style-name="T8">); </text:span></text:p>
      <text:p text:style-name="P47"><text:span text:style-name="T30">t</text:span><text:span text:style-name="T8">.dispose(); </text:span></text:p>
      <text:p text:style-name="P47"><text:span text:style-name="T30">p</text:span><text:span text:style-name="T8">.dispose(); </text:span></text:p>
      <text:p text:style-name="P47"><text:span text:style-name="T1">super</text:span><text:span text:style-name="T8">.dispose(); </text:span></text:p>
      <text:p text:style-name="P42">} </text:p>
      <text:p text:style-name="P47"><text:span text:style-name="T1">public</text:span><text:span text:style-name="T8"> </text:span><text:span text:style-name="T1">static</text:span><text:span text:style-name="T8"> </text:span><text:span text:style-name="T1">void</text:span><text:span text:style-name="T8"> main(String[] args) { </text:span></text:p>
      <text:p text:style-name="P47"><text:span text:style-name="T8">FrogDispose frog = </text:span><text:span text:style-name="T1">new</text:span><text:span text:style-name="T8"> FrogDispose(); </text:span></text:p>
      <text:p text:style-name="P47"><text:span text:style-name="T8">System.</text:span><text:span text:style-name="T28">out</text:span><text:span text:style-name="T8">.println(</text:span><text:span text:style-name="T35">"Bye!"</text:span><text:span text:style-name="T8">); </text:span></text:p>
      <text:p text:style-name="P42">frog.dispose(); </text:p>
      <text:p text:style-name="P42">} </text:p>
      <text:p text:style-name="P42">}</text:p>
      <text:p text:style-name="P42">Output:</text:p>
      <text:p text:style-name="P42">Creating Characteristic is alive</text:p>
      <text:p text:style-name="P42">Creating Description Basic Living Creature</text:p>
      <text:p text:style-name="P42">LivingCreature()</text:p>
      <text:p text:style-name="P42">Creating Characteristic has heart</text:p>
      <text:p text:style-name="P42">Creating Description Animal not Vegetable</text:p>
      <text:p text:style-name="P42">Animal()</text:p>
      <text:p text:style-name="P42">Creating Characteristic can live in water</text:p>
      <text:p text:style-name="P42">Creating Description Both water and land</text:p>
      <text:p text:style-name="P42">Amphibian()</text:p>
      <text:p text:style-name="P42"><text:soft-page-break/>Creating Characteristic Croaks</text:p>
      <text:p text:style-name="P42">Creating Description Eats Bugs</text:p>
      <text:p text:style-name="P42">Frog()</text:p>
      <text:p text:style-name="P42">Bye!</text:p>
      <text:p text:style-name="P42">Frog dispose</text:p>
      <text:p text:style-name="P42">disposing Description Eats Bugs</text:p>
      <text:p text:style-name="P42">disposing Characteristic Croaks</text:p>
      <text:p text:style-name="P42">Amphibian dispose</text:p>
      <text:p text:style-name="P42">disposing Description Both water and land</text:p>
      <text:p text:style-name="P42">disposing Characteristic can live in water</text:p>
      <text:p text:style-name="P42">Animal dispose</text:p>
      <text:p text:style-name="P42">disposing Description Animal not Vegetable</text:p>
      <text:p text:style-name="P42">disposing Characteristic has heart</text:p>
      <text:p text:style-name="P42">LivingCreature dispose</text:p>
      <text:p text:style-name="P42">disposing Description Basic Living Creature</text:p>
      <text:p text:style-name="P42">disposing Characteristic is alive </text:p>
      <text:p text:style-name="P2"/>
      <text:p text:style-name="P34">In the above example we can see that in each class in the hierarchy contains a member object of type Characteristics and Description. The order of disposal should be reverse of the order of initialization. For base classes one should perform the derived class clean up first, then base class clean up. From output one can see that all parts of the Frog object are disposed in reverse order of creation. </text:p>
      <text:p text:style-name="P48"/>
      <text:list xml:id="list32512723" text:continue-numbering="true" text:style-name="WWNum3">
        <text:list-item>
          <text:p text:style-name="P79">In some of the cases we need to call a method from a constructor. In case of overridden </text:p>
        </text:list-item>
      </text:list>
      <text:p text:style-name="P25">methods the output may be completely different as shown in the example below.</text:p>
      <text:p text:style-name="P35"><text:span text:style-name="T1">package</text:span><text:span text:style-name="T8"> ch8Polymorphism;</text:span></text:p>
      <text:p text:style-name="P39"/>
      <text:p text:style-name="P47"><text:span text:style-name="T1">class</text:span><text:span text:style-name="T8"> ConstructorMethod1</text:span></text:p>
      <text:p text:style-name="P42">{</text:p>
      <text:p text:style-name="P47"><text:span text:style-name="T8"><text:tab/></text:span><text:span text:style-name="T1">void</text:span><text:span text:style-name="T8"> draw()</text:span></text:p>
      <text:p text:style-name="P42"><text:tab/>{</text:p>
      <text:p text:style-name="P47"><text:span text:style-name="T8"><text:tab/><text:tab/>System.</text:span><text:span text:style-name="T28">out</text:span><text:span text:style-name="T8">.println(</text:span><text:span text:style-name="T35">"ConstructorMethod1.draw()"</text:span><text:span text:style-name="T8">);</text:span></text:p>
      <text:p text:style-name="P42"><text:tab/>}</text:p>
      <text:p text:style-name="P42"><text:tab/>ConstructorMethod1()</text:p>
      <text:p text:style-name="P42"><text:tab/>{</text:p>
      <text:p text:style-name="P47"><text:span text:style-name="T8"><text:tab/><text:tab/>System.</text:span><text:span text:style-name="T28">out</text:span><text:span text:style-name="T8">.println(</text:span><text:span text:style-name="T35">"ConstructorMethod1 const starts"</text:span><text:span text:style-name="T8">);</text:span></text:p>
      <text:p text:style-name="P42"><text:tab/><text:tab/>draw();</text:p>
      <text:p text:style-name="P47"><text:span text:style-name="T8"><text:tab/><text:tab/>System.</text:span><text:span text:style-name="T28">out</text:span><text:span text:style-name="T8">.println(</text:span><text:span text:style-name="T35">"ConstructorMethod1 const ends"</text:span><text:span text:style-name="T8">);</text:span></text:p>
      <text:p text:style-name="P42"><text:tab/>}</text:p>
      <text:p text:style-name="P42">}</text:p>
      <text:p text:style-name="P39"/>
      <text:p text:style-name="P47"><text:span text:style-name="T1">class</text:span><text:span text:style-name="T8"> </text:span><text:span text:style-name="T8">ConstructorMethod2</text:span><text:span text:style-name="T8"> </text:span><text:span text:style-name="T1">extends</text:span><text:span text:style-name="T8"> ConstructorMethod1</text:span></text:p>
      <text:p text:style-name="P42">{</text:p>
      <text:p text:style-name="P47"><text:span text:style-name="T8"><text:tab/></text:span><text:span text:style-name="T1">int</text:span><text:span text:style-name="T8"> </text:span><text:span text:style-name="T30">radius</text:span><text:span text:style-name="T8"> = 1;</text:span></text:p>
      <text:p text:style-name="P47"><text:span text:style-name="T8"><text:tab/>ConstructorMethod2(</text:span><text:span text:style-name="T1">int</text:span><text:span text:style-name="T8"> r)</text:span></text:p>
      <text:p text:style-name="P42"><text:tab/>{</text:p>
      <text:p text:style-name="P47"><text:span text:style-name="T8"><text:tab/><text:tab/></text:span><text:span text:style-name="T30">radius</text:span><text:span text:style-name="T8"> = r;</text:span></text:p>
      <text:p text:style-name="P47"><text:span text:style-name="T8"><text:tab/><text:tab/>System.</text:span><text:span text:style-name="T28">out</text:span><text:span text:style-name="T8">.println(</text:span><text:span text:style-name="T35">"ConstructorMethod2 radius "</text:span><text:span text:style-name="T8">+</text:span><text:span text:style-name="T30">radius</text:span><text:span text:style-name="T8">);</text:span></text:p>
      <text:p text:style-name="P42"><text:tab/>}</text:p>
      <text:p text:style-name="P47"><text:span text:style-name="T8"><text:tab/></text:span><text:span text:style-name="T1">void</text:span><text:span text:style-name="T8"> draw()</text:span></text:p>
      <text:p text:style-name="P42"><text:tab/>{</text:p>
      <text:p text:style-name="P47"><text:span text:style-name="T8"><text:tab/><text:tab/>System.</text:span><text:span text:style-name="T28">out</text:span><text:span text:style-name="T8">.println(</text:span><text:span text:style-name="T35">"ConstructorMethod2.draw.radius "</text:span><text:span text:style-name="T8">+</text:span><text:span text:style-name="T30">radius</text:span><text:span text:style-name="T8">);</text:span></text:p>
      <text:p text:style-name="P42"><text:tab/>}</text:p>
      <text:p text:style-name="P42">}</text:p>
      <text:p text:style-name="P42"><text:soft-page-break/></text:p>
      <text:p text:style-name="P47"><text:span text:style-name="T1">public</text:span><text:span text:style-name="T8"> </text:span><text:span text:style-name="T1">class</text:span><text:span text:style-name="T8"> ConstructorMethod </text:span></text:p>
      <text:p text:style-name="P42">{</text:p>
      <text:p text:style-name="P47"><text:span text:style-name="T8"><text:tab/></text:span><text:span text:style-name="T1">public</text:span><text:span text:style-name="T8"> </text:span><text:span text:style-name="T1">static</text:span><text:span text:style-name="T8"> </text:span><text:span text:style-name="T1">void</text:span><text:span text:style-name="T8"> main(String[] args) </text:span></text:p>
      <text:p text:style-name="P42"><text:tab/>{</text:p>
      <text:p text:style-name="P47"><text:span text:style-name="T8"><text:tab/><text:tab/></text:span><text:span text:style-name="T8">ConstructorMethod2</text:span><text:span text:style-name="T8"> cs2 = </text:span><text:span text:style-name="T1">new</text:span><text:span text:style-name="T8"> </text:span><text:span text:style-name="T8">ConstructorMethod2</text:span><text:span text:style-name="T8">(5);</text:span></text:p>
      <text:p text:style-name="P42"><text:tab/>}</text:p>
      <text:p text:style-name="P42">}</text:p>
      <text:p text:style-name="P42">Output: ConstructorMethod1 const starts</text:p>
      <text:p text:style-name="P42">ConstructorMethod2.draw.radius 0</text:p>
      <text:p text:style-name="P42">ConstructorMethod1 const ends</text:p>
      <text:p text:style-name="P42">ConstructorMethod2 radius 5</text:p>
      <text:p text:style-name="P42"/>
      <text:p text:style-name="P49">In the above example we can see that draw() is overridden in the derived class. But when draw() is called in ConstructorMethod1s constructor the derived class draw() method has been called. This is the bug very tough to find. Also We can see the above output because of following order of initialization.</text:p>
      <text:list xml:id="list4276363150717029783" text:style-name="WWNum5">
        <text:list-item>
          <text:p text:style-name="P78">The storage allocated for the object is initialized to binary zero before anything else happens. </text:p>
        </text:list-item>
        <text:list-item>
          <text:p text:style-name="P73"><text:span text:style-name="T11">The base-class constructors are called as described previously. At this point, the overridden </text:span><text:span text:style-name="T12">draw( ) </text:span><text:span text:style-name="T11">method is called (yes, </text:span><text:span text:style-name="T13">before </text:span><text:span text:style-name="T11">the </text:span><text:span text:style-name="T12">ConstructorMethod2 </text:span><text:span text:style-name="T11">constructor is called), which discovers a </text:span><text:span text:style-name="T12">radius </text:span><text:span text:style-name="T11">value of zero, due to Step 1. </text:span></text:p>
        </text:list-item>
        <text:list-item>
          <text:p text:style-name="P75">Member initializers are called in the order of declaration </text:p>
        </text:list-item>
        <text:list-item>
          <text:p text:style-name="P73"><text:span text:style-name="T11">The body of the derived-class constructor is called</text:span><text:span text:style-name="T20">.</text:span></text:p>
        </text:list-item>
      </text:list>
      <text:p text:style-name="P13"/>
      <text:p text:style-name="P45">Because of this its always safe to call only final and private(which are implicitly final) methods of base class in constructors because they cant be overridden.</text:p>
      <text:p text:style-name="P14"/>
      <text:list xml:id="list32525458" text:continue-list="list32512723" text:style-name="WWNum3">
        <text:list-item>
          <text:p text:style-name="P77"><text:span text:style-name="T21">Covariant return types</text:span><text:span text:style-name="T22"> :</text:span></text:p>
        </text:list-item>
      </text:list>
      <text:p text:style-name="P14"/>
      <text:p text:style-name="P45">Java SE5 adds the covariant return types, which means that an overridden <text:s/>method in a derived class can return a type which is derived from the type returned by the <text:s/>base class. Example is given below.</text:p>
      <text:p text:style-name="P5"/>
      <text:p text:style-name="P59">class Grain { </text:p>
      <text:p text:style-name="P51">public String toString() { return "Grain"; } </text:p>
      <text:p text:style-name="P51">} </text:p>
      <text:p text:style-name="P51">class Wheat extends Grain { </text:p>
      <text:p text:style-name="P51">public String toString() { return "Wheat"; } </text:p>
      <text:p text:style-name="P51">} </text:p>
      <text:p text:style-name="P51">class Mill { </text:p>
      <text:p text:style-name="P51">Grain process() { return new Grain(); } </text:p>
      <text:p text:style-name="P51">} </text:p>
      <text:p text:style-name="P51">class WheatMill extends Mill { </text:p>
      <text:p text:style-name="P51">Wheat process() { return new Wheat(); } </text:p>
      <text:p text:style-name="P51">} </text:p>
      <text:p text:style-name="P51">public class CovariantReturn { </text:p>
      <text:p text:style-name="P51">public static void main(String[] args) { </text:p>
      <text:p text:style-name="P51">Mill m = new Mill(); </text:p>
      <text:p text:style-name="P51">Grain g = m.process(); </text:p>
      <text:p text:style-name="P51"><text:soft-page-break/>System.out.println(g); </text:p>
      <text:p text:style-name="P51">m = new WheatMill(); </text:p>
      <text:p text:style-name="P51">g = m.process(); </text:p>
      <text:p text:style-name="P51">System.out.println(g); </text:p>
      <text:p text:style-name="P51">} </text:p>
      <text:p text:style-name="P51">} /* Output: </text:p>
      <text:p text:style-name="P51">Grain </text:p>
      <text:p text:style-name="P51">Wheat </text:p>
      <text:p text:style-name="P51">*///:~</text:p>
      <text:p text:style-name="P22"/>
      <text:p text:style-name="P48">Earlier java <text:s/>versions would have forced overridden method process() to return ‘Grain’ and not wheat. </text:p>
      <text:p text:style-name="P10"/>
      <text:list xml:id="list32513957" text:continue-numbering="true" text:style-name="WWNum3">
        <text:list-item>
          <text:p text:style-name="P76">When inheritance is used and if its pure inheritance(is-a relationship) that is both Base and Derived class have same interfaces then its good. Pure inheritance diagram is shown below.</text:p>
        </text:list-item>
      </text:list>
      <text:p text:style-name="P20"/>
      <text:p text:style-name="P1"><draw:frame draw:style-name="fr1" draw:name="Picture 1" text:anchor-type="as-char" svg:width="2.9898in" svg:height="2.0409in" draw:z-index="0"><draw:image xlink:href="Pictures/200000070000306C00002291153C4D7A.wmf" xlink:type="simple" xlink:show="embed" xlink:actuate="onLoad"/></draw:frame></text:p>
      <text:p text:style-name="P58"><text:tab/></text:p>
      <text:p text:style-name="P49">With pure inheritance base class can receive any message that one can send to derive class(through upcasting, polymorphism) because both have the same interfaces.</text:p>
      <text:p text:style-name="P49">But when tries to add more interfaces to the derived class as show below.</text:p>
      <text:p text:style-name="P49"/>
      <text:p text:style-name="P11"><draw:frame draw:style-name="fr1" draw:name="Picture 2" text:anchor-type="as-char" svg:width="2.5311in" svg:height="2.9791in" draw:z-index="1"><draw:image xlink:href="Pictures/200000070000218600002763CEE5CB6B.wmf" xlink:type="simple" xlink:show="embed" xlink:actuate="onLoad"/></draw:frame></text:p>
      <text:p text:style-name="P19"><text:soft-page-break/>Then the extended part of the interface in derived class is not available from the base class, so once you upcast you cant call the add interfaces. A program is shown below.</text:p>
      <text:p text:style-name="P18"><text:span text:style-name="T1">package</text:span><text:span text:style-name="T8"> ch8Polymorphism;</text:span></text:p>
      <text:p text:style-name="P17"/>
      <text:p text:style-name="P35"><text:span text:style-name="T1">class</text:span><text:span text:style-name="T8"> ExtendedMethods1</text:span></text:p>
      <text:p text:style-name="P42">{</text:p>
      <text:p text:style-name="P47"><text:span text:style-name="T8"><text:tab/></text:span><text:span text:style-name="T1">int</text:span><text:span text:style-name="T8"> </text:span><text:span text:style-name="T30">a</text:span><text:span text:style-name="T8">;</text:span></text:p>
      <text:p text:style-name="P47"><text:span text:style-name="T8"><text:tab/></text:span><text:span text:style-name="T1">void</text:span><text:span text:style-name="T8"> method1()</text:span></text:p>
      <text:p text:style-name="P42"><text:tab/>{</text:p>
      <text:p text:style-name="P47"><text:span text:style-name="T8"><text:tab/><text:tab/>System.</text:span><text:span text:style-name="T28">out</text:span><text:span text:style-name="T8">.println(</text:span><text:span text:style-name="T35">"Base method1"</text:span><text:span text:style-name="T8">);</text:span></text:p>
      <text:p text:style-name="P42"><text:tab/>}</text:p>
      <text:p text:style-name="P47"><text:span text:style-name="T8"><text:tab/></text:span><text:span text:style-name="T1">void</text:span><text:span text:style-name="T8"> method2()</text:span></text:p>
      <text:p text:style-name="P42"><text:tab/>{</text:p>
      <text:p text:style-name="P47"><text:span text:style-name="T8"><text:tab/><text:tab/>System.</text:span><text:span text:style-name="T28">out</text:span><text:span text:style-name="T8">.println(</text:span><text:span text:style-name="T35">"Base method2"</text:span><text:span text:style-name="T8">);</text:span></text:p>
      <text:p text:style-name="P42"><text:tab/>}</text:p>
      <text:p text:style-name="P42">}</text:p>
      <text:p text:style-name="P39"/>
      <text:p text:style-name="P47"><text:span text:style-name="T1">class</text:span><text:span text:style-name="T8"> ExtendedMethods2 </text:span><text:span text:style-name="T1">extends</text:span><text:span text:style-name="T8"> ExtendedMethods1</text:span></text:p>
      <text:p text:style-name="P42">{</text:p>
      <text:p text:style-name="P47"><text:span text:style-name="T8"><text:tab/></text:span><text:span text:style-name="T1">void</text:span><text:span text:style-name="T8"> method1()</text:span></text:p>
      <text:p text:style-name="P42"><text:tab/>{</text:p>
      <text:p text:style-name="P47"><text:span text:style-name="T8"><text:tab/><text:tab/>System.</text:span><text:span text:style-name="T28">out</text:span><text:span text:style-name="T8">.println(</text:span><text:span text:style-name="T35">"Derived method1"</text:span><text:span text:style-name="T8">);</text:span></text:p>
      <text:p text:style-name="P42"><text:tab/>}</text:p>
      <text:p text:style-name="P47"><text:span text:style-name="T8"><text:tab/></text:span><text:span text:style-name="T1">void</text:span><text:span text:style-name="T8"> method2()</text:span></text:p>
      <text:p text:style-name="P42"><text:tab/>{</text:p>
      <text:p text:style-name="P47"><text:span text:style-name="T8"><text:tab/><text:tab/>System.</text:span><text:span text:style-name="T28">out</text:span><text:span text:style-name="T8">.println(</text:span><text:span text:style-name="T35">"Derived method2"</text:span><text:span text:style-name="T8">);</text:span></text:p>
      <text:p text:style-name="P42"><text:tab/>}</text:p>
      <text:p text:style-name="P47"><text:span text:style-name="T8"><text:tab/></text:span><text:span text:style-name="T1">void</text:span><text:span text:style-name="T8"> method3()</text:span></text:p>
      <text:p text:style-name="P42"><text:tab/>{</text:p>
      <text:p text:style-name="P47"><text:span text:style-name="T8"><text:tab/><text:tab/>System.</text:span><text:span text:style-name="T28">out</text:span><text:span text:style-name="T8">.println(</text:span><text:span text:style-name="T35">"Derived method3"</text:span><text:span text:style-name="T8">);</text:span></text:p>
      <text:p text:style-name="P42"><text:tab/>}</text:p>
      <text:p text:style-name="P42">}</text:p>
      <text:p text:style-name="P39"/>
      <text:p text:style-name="P47"><text:span text:style-name="T1">public</text:span><text:span text:style-name="T8"> </text:span><text:span text:style-name="T1">class</text:span><text:span text:style-name="T8"> ExtendedMethods {</text:span></text:p>
      <text:p text:style-name="P39"/>
      <text:p text:style-name="P47"><text:span text:style-name="T8"><text:tab/></text:span><text:span text:style-name="T1">public</text:span><text:span text:style-name="T8"> </text:span><text:span text:style-name="T1">static</text:span><text:span text:style-name="T8"> </text:span><text:span text:style-name="T1">void</text:span><text:span text:style-name="T8"> main(String[] args)</text:span></text:p>
      <text:p text:style-name="P42"><text:tab/>{</text:p>
      <text:p text:style-name="P47"><text:span text:style-name="T8"><text:tab/><text:tab/>ExtendedMethods1 em1 = </text:span><text:span text:style-name="T1">new</text:span><text:span text:style-name="T8"> ExtendedMethods1();</text:span></text:p>
      <text:p text:style-name="P47"><text:span text:style-name="T8"><text:tab/><text:tab/>ExtendedMethods2 em2 = </text:span><text:span text:style-name="T1">new</text:span><text:span text:style-name="T8"> ExtendedMethods2();</text:span></text:p>
      <text:p text:style-name="P42"><text:tab/><text:tab/>em1.method1();</text:p>
      <text:p text:style-name="P42"><text:tab/><text:tab/>em1.method2();</text:p>
      <text:p text:style-name="P42"><text:tab/></text:p>
      <text:p text:style-name="P42"><text:tab/><text:tab/>em1=em2;</text:p>
      <text:p text:style-name="P42"><text:tab/><text:tab/></text:p>
      <text:p text:style-name="P42"><text:tab/><text:tab/>em1.method1();</text:p>
      <text:p text:style-name="P42"><text:tab/><text:tab/>em1.method2();</text:p>
      <text:p text:style-name="P47"><text:span text:style-name="T8"><text:tab/><text:tab/></text:span><text:span text:style-name="T42">//em1.method3();//</text:span><text:span text:style-name="T42">cant</text:span><text:span text:style-name="T42"> call method3 </text:span><text:span text:style-name="T42">cos</text:span><text:span text:style-name="T42"> its undefined in base class</text:span></text:p>
      <text:p text:style-name="P42"><text:tab/>}</text:p>
      <text:p text:style-name="P42">}</text:p>
      <text:p text:style-name="P42">Output:</text:p>
      <text:p text:style-name="P42">Base method1</text:p>
      <text:p text:style-name="P42">Base method2</text:p>
      <text:p text:style-name="P42">Derived method1</text:p>
      <text:p text:style-name="P55">Derived method2</text:p>
      <text:p text:style-name="P49">Above we can see em1.method3() has been commented out because method3() is not present in the base class hence compiler throws error.</text:p>
      <text:p text:style-name="P49"><text:soft-page-break/></text:p>
      <text:list xml:id="list32527380" text:continue-numbering="true" text:style-name="WWNum3">
        <text:list-item>
          <text:p text:style-name="P74">To solve the above problem we have a option of ‘Downcasting’. As we know upcasting is always safe as we are sure that there cant be bigger interfaces compare to base class but downcasting is not that safe as you don’t know that a shape (for example) is actually a circle. It can be triangle or square or some other type.</text:p>
          <text:p text:style-name="P74"/>
        </text:list-item>
      </text:list>
      <text:p text:style-name="P27"><text:span text:style-name="T41">To be ensure that downcast is safe java performs checks on every cast. During runtime downcast will be checked and if there is a type mismatch then java throws an </text:span><text:span text:style-name="T47">ClassCastException. </text:span><text:span text:style-name="T41">This act of checking type <text:s/>at run type is called ‘runtime type identification’ (</text:span><text:span text:style-name="T47">RTTI</text:span><text:span text:style-name="T41">). Follwing program demonstrate when java does that.</text:span></text:p>
      <text:p text:style-name="P28"/>
      <text:list xml:id="list8594718796715562976" text:style-name="WWNum11">
        <text:list-item>
          <text:p text:style-name="P80"><text:span text:style-name="T39">Example</text:span><text:span text:style-name="T41"> : 1</text:span></text:p>
        </text:list-item>
      </text:list>
      <text:p text:style-name="P64"><text:span text:style-name="T2">package</text:span><text:span text:style-name="T9"> ch8Polymorphism;</text:span></text:p>
      <text:p text:style-name="P61"/>
      <text:p text:style-name="P63"><text:span text:style-name="T2">class</text:span><text:span text:style-name="T9"> ExtndMethDowncast1</text:span></text:p>
      <text:p text:style-name="P62">{</text:p>
      <text:p text:style-name="P63"><text:span text:style-name="T9"><text:tab/></text:span><text:span text:style-name="T2">void</text:span><text:span text:style-name="T9"> emdMethod1()</text:span></text:p>
      <text:p text:style-name="P62"><text:tab/>{</text:p>
      <text:p text:style-name="P63"><text:span text:style-name="T9"><text:tab/><text:tab/>System.</text:span><text:span text:style-name="T29">out</text:span><text:span text:style-name="T9">.println(</text:span><text:span text:style-name="T36">"base method 1"</text:span><text:span text:style-name="T9">);</text:span></text:p>
      <text:p text:style-name="P62"><text:tab/>}</text:p>
      <text:p text:style-name="P63"><text:span text:style-name="T9"><text:tab/></text:span><text:span text:style-name="T2">void</text:span><text:span text:style-name="T9"> emdMethod2()</text:span></text:p>
      <text:p text:style-name="P62"><text:tab/>{</text:p>
      <text:p text:style-name="P63"><text:span text:style-name="T9"><text:tab/><text:tab/>System.</text:span><text:span text:style-name="T29">out</text:span><text:span text:style-name="T9">.println(</text:span><text:span text:style-name="T36">"base method 2"</text:span><text:span text:style-name="T9">);</text:span></text:p>
      <text:p text:style-name="P62"><text:tab/>}</text:p>
      <text:p text:style-name="P62">}</text:p>
      <text:p text:style-name="P61"/>
      <text:p text:style-name="P63"><text:span text:style-name="T2">class</text:span><text:span text:style-name="T9"> ExtndMethDowncast2 </text:span><text:span text:style-name="T2">extends</text:span><text:span text:style-name="T9"> ExtndMethDowncast1</text:span></text:p>
      <text:p text:style-name="P62">{</text:p>
      <text:p text:style-name="P63"><text:span text:style-name="T9"><text:tab/></text:span><text:span text:style-name="T2">void</text:span><text:span text:style-name="T9"> emdMethod1()</text:span></text:p>
      <text:p text:style-name="P62"><text:tab/>{</text:p>
      <text:p text:style-name="P63"><text:span text:style-name="T9"><text:tab/><text:tab/>System.</text:span><text:span text:style-name="T29">out</text:span><text:span text:style-name="T9">.println(</text:span><text:span text:style-name="T36">"derive method 1"</text:span><text:span text:style-name="T9">);</text:span></text:p>
      <text:p text:style-name="P62"><text:tab/>}</text:p>
      <text:p text:style-name="P63"><text:span text:style-name="T9"><text:tab/></text:span><text:span text:style-name="T2">void</text:span><text:span text:style-name="T9"> emdMethod2()</text:span></text:p>
      <text:p text:style-name="P62"><text:tab/>{</text:p>
      <text:p text:style-name="P63"><text:span text:style-name="T9"><text:tab/><text:tab/>System.</text:span><text:span text:style-name="T29">out</text:span><text:span text:style-name="T9">.println(</text:span><text:span text:style-name="T36">"derive method 2"</text:span><text:span text:style-name="T9">);</text:span></text:p>
      <text:p text:style-name="P62"><text:tab/>}</text:p>
      <text:p text:style-name="P63"><text:span text:style-name="T9"><text:tab/></text:span><text:span text:style-name="T2">void</text:span><text:span text:style-name="T9"> emdMethod3()</text:span></text:p>
      <text:p text:style-name="P62"><text:tab/>{</text:p>
      <text:p text:style-name="P63"><text:span text:style-name="T9"><text:tab/><text:tab/>System.</text:span><text:span text:style-name="T29">out</text:span><text:span text:style-name="T9">.println(</text:span><text:span text:style-name="T36">"derive method 3"</text:span><text:span text:style-name="T9">);</text:span></text:p>
      <text:p text:style-name="P62"><text:tab/>}</text:p>
      <text:p text:style-name="P62">}</text:p>
      <text:p text:style-name="P61"/>
      <text:p text:style-name="P63"><text:span text:style-name="T2">public</text:span><text:span text:style-name="T9"> </text:span><text:span text:style-name="T2">class</text:span><text:span text:style-name="T9"> ExtndMethDowncast {</text:span></text:p>
      <text:p text:style-name="P61"/>
      <text:p text:style-name="P63"><text:span text:style-name="T9"><text:tab/></text:span><text:span text:style-name="T2">public</text:span><text:span text:style-name="T9"> </text:span><text:span text:style-name="T2">static</text:span><text:span text:style-name="T9"> </text:span><text:span text:style-name="T2">void</text:span><text:span text:style-name="T9"> main(String[] args)</text:span></text:p>
      <text:p text:style-name="P62"><text:tab/>{</text:p>
      <text:p text:style-name="P63"><text:span text:style-name="T9"><text:tab/><text:tab/></text:span><text:span text:style-name="T43">// </text:span><text:span text:style-name="T48">TODO</text:span><text:span text:style-name="T43"> Auto-generated method stub</text:span></text:p>
      <text:p text:style-name="P63"><text:span text:style-name="T9"><text:tab/><text:tab/>ExtndMethDowncast1 emd1 = </text:span><text:span text:style-name="T2">new</text:span><text:span text:style-name="T9"> ExtndMethDowncast1();</text:span></text:p>
      <text:p text:style-name="P63"><text:span text:style-name="T9"><text:tab/><text:tab/>ExtndMethDowncast2 emd2 = </text:span><text:span text:style-name="T2">new</text:span><text:span text:style-name="T9"> ExtndMethDowncast2();</text:span></text:p>
      <text:p text:style-name="P62"><text:tab/><text:tab/>emd1 = emd2;</text:p>
      <text:p text:style-name="P62"><text:tab/><text:tab/>emd1.emdMethod1();</text:p>
      <text:p text:style-name="P62"><text:tab/><text:tab/>emd1.emdMethod2();</text:p>
      <text:p text:style-name="P62"><text:tab/><text:tab/>((ExtndMethDowncast2)emd1).emdMethod3();</text:p>
      <text:p text:style-name="P62"><text:soft-page-break/><text:tab/>}</text:p>
      <text:p text:style-name="P62">}</text:p>
      <text:p text:style-name="P62">Output :</text:p>
      <text:p text:style-name="P62">derive method 1</text:p>
      <text:p text:style-name="P62">derive method 2</text:p>
      <text:p text:style-name="P62">derive method 3</text:p>
      <text:p text:style-name="P62"/>
      <text:p text:style-name="P3"/>
      <text:list xml:id="list32520900" text:continue-numbering="true" text:style-name="WWNum11">
        <text:list-item>
          <text:p text:style-name="P84"><text:span text:style-name="T38">Example</text:span> : 2</text:p>
        </text:list-item>
      </text:list>
      <text:p text:style-name="P36"><text:span text:style-name="T1">package</text:span><text:span text:style-name="T8"> ch8Polymorphism;</text:span></text:p>
      <text:p text:style-name="P38"/>
      <text:p text:style-name="P40"><text:span text:style-name="T1">class</text:span><text:span text:style-name="T8"> ExtndMethodDowncasting1</text:span></text:p>
      <text:p text:style-name="P41">{</text:p>
      <text:p text:style-name="P40"><text:span text:style-name="T8"><text:tab/></text:span><text:span text:style-name="T1">int</text:span><text:span text:style-name="T8"> </text:span><text:span text:style-name="T30">a</text:span><text:span text:style-name="T8">;</text:span></text:p>
      <text:p text:style-name="P40"><text:span text:style-name="T8"><text:tab/></text:span><text:span text:style-name="T1">void</text:span><text:span text:style-name="T8"> method1()</text:span></text:p>
      <text:p text:style-name="P41"><text:tab/>{</text:p>
      <text:p text:style-name="P40"><text:span text:style-name="T8"><text:tab/><text:tab/>System.</text:span><text:span text:style-name="T28">out</text:span><text:span text:style-name="T8">.println(</text:span><text:span text:style-name="T35">"Base method1"</text:span><text:span text:style-name="T8">);</text:span></text:p>
      <text:p text:style-name="P41"><text:tab/>}</text:p>
      <text:p text:style-name="P40"><text:span text:style-name="T8"><text:tab/></text:span><text:span text:style-name="T1">void</text:span><text:span text:style-name="T8"> method2()</text:span></text:p>
      <text:p text:style-name="P41"><text:tab/>{</text:p>
      <text:p text:style-name="P40"><text:span text:style-name="T8"><text:tab/><text:tab/>System.</text:span><text:span text:style-name="T28">out</text:span><text:span text:style-name="T8">.println(</text:span><text:span text:style-name="T35">"Base method2"</text:span><text:span text:style-name="T8">);</text:span></text:p>
      <text:p text:style-name="P41"><text:tab/>}</text:p>
      <text:p text:style-name="P41">}</text:p>
      <text:p text:style-name="P38"/>
      <text:p text:style-name="P40"><text:span text:style-name="T1">class</text:span><text:span text:style-name="T8"> ExtndMethodDowncasting2 </text:span><text:span text:style-name="T1">extends</text:span><text:span text:style-name="T8"> ExtndMethodDowncasting1</text:span></text:p>
      <text:p text:style-name="P41">{</text:p>
      <text:p text:style-name="P40"><text:span text:style-name="T8"><text:tab/></text:span><text:span text:style-name="T1">void</text:span><text:span text:style-name="T8"> method1()</text:span></text:p>
      <text:p text:style-name="P41"><text:tab/>{</text:p>
      <text:p text:style-name="P40"><text:span text:style-name="T8"><text:tab/><text:tab/>System.</text:span><text:span text:style-name="T28">out</text:span><text:span text:style-name="T8">.println(</text:span><text:span text:style-name="T35">"Derived method1"</text:span><text:span text:style-name="T8">);</text:span></text:p>
      <text:p text:style-name="P41"><text:tab/>}</text:p>
      <text:p text:style-name="P40"><text:span text:style-name="T8"><text:tab/></text:span><text:span text:style-name="T1">void</text:span><text:span text:style-name="T8"> method2()</text:span></text:p>
      <text:p text:style-name="P41"><text:tab/>{</text:p>
      <text:p text:style-name="P40"><text:span text:style-name="T8"><text:tab/><text:tab/>System.</text:span><text:span text:style-name="T28">out</text:span><text:span text:style-name="T8">.println(</text:span><text:span text:style-name="T35">"Derived method2"</text:span><text:span text:style-name="T8">);</text:span></text:p>
      <text:p text:style-name="P41"><text:tab/>}</text:p>
      <text:p text:style-name="P40"><text:span text:style-name="T8"><text:tab/></text:span><text:span text:style-name="T1">void</text:span><text:span text:style-name="T8"> method3()</text:span></text:p>
      <text:p text:style-name="P41"><text:tab/>{</text:p>
      <text:p text:style-name="P40"><text:span text:style-name="T8"><text:tab/><text:tab/>System.</text:span><text:span text:style-name="T28">out</text:span><text:span text:style-name="T8">.println(</text:span><text:span text:style-name="T35">"Derived method3"</text:span><text:span text:style-name="T8">);</text:span></text:p>
      <text:p text:style-name="P41"><text:tab/>}</text:p>
      <text:p text:style-name="P41">}</text:p>
      <text:p text:style-name="P38"/>
      <text:p text:style-name="P40"><text:span text:style-name="T1">public</text:span><text:span text:style-name="T8"> </text:span><text:span text:style-name="T1">class</text:span><text:span text:style-name="T8"> ExtndMethodDowncasting {</text:span></text:p>
      <text:p text:style-name="P38"/>
      <text:p text:style-name="P40"><text:span text:style-name="T8"><text:tab/></text:span><text:span text:style-name="T1">public</text:span><text:span text:style-name="T8"> </text:span><text:span text:style-name="T1">static</text:span><text:span text:style-name="T8"> </text:span><text:span text:style-name="T1">void</text:span><text:span text:style-name="T8"> main(String[] args)</text:span></text:p>
      <text:p text:style-name="P41"><text:tab/>{</text:p>
      <text:p text:style-name="P40"><text:span text:style-name="T8"><text:tab/><text:tab/>ExtndMethodDowncasting1 [] em = { </text:span><text:span text:style-name="T1">new</text:span><text:span text:style-name="T8"> ExtndMethodDowncasting1(), </text:span><text:span text:style-name="T1">new</text:span><text:span text:style-name="T8"> </text:span></text:p>
      <text:p text:style-name="P41"><text:tab/><text:tab/><text:tab/><text:tab/>ExtndMethodDowncasting2() };</text:p>
      <text:p text:style-name="P41"><text:tab/><text:tab/>em[0].method1();</text:p>
      <text:p text:style-name="P41"><text:tab/><text:tab/>em[1].method2();</text:p>
      <text:p text:style-name="P40"><text:span text:style-name="T8"><text:tab/><text:tab/>((ExtndMethodDowncasting2)em[1]).method3();</text:span><text:span text:style-name="T42">//RTTI</text:span></text:p>
      <text:p text:style-name="P40"><text:span text:style-name="T8"><text:tab/><text:tab/></text:span><text:span text:style-name="T42">//((ExtndMethodDowncasting2)</text:span><text:span text:style-name="T44">em</text:span><text:span text:style-name="T42">[0]).method3();//Exception</text:span></text:p>
      <text:p text:style-name="P6"><text:tab/>}</text:p>
      <text:p text:style-name="P15">}</text:p>
      <text:p text:style-name="P41">Output: </text:p>
      <text:p text:style-name="P41">Base method1</text:p>
      <text:p text:style-name="P41">Derived method2</text:p>
      <text:p text:style-name="P41">Derived method3</text:p>
      <text:p text:style-name="P15"/>
      <text:p text:style-name="P40"><text:span text:style-name="T23">Note that class cast has been used here i.e. ExtndMethodDowncasting2.</text:span><text:span text:style-name="T8"><text:tab/></text:span></text:p>
      <text:list xml:id="list2643331482179062336" text:style-name="L1">
        <text:list-item>
          <text:p text:style-name="P67"><text:soft-page-break/><text:span text:style-name="T24">Example 3</text:span></text:p>
          <text:p text:style-name="P67"><text:span text:style-name="T25"/></text:p>
          <text:list>
            <text:list-item>
              <text:list>
                <text:list-item>
                  <text:list>
                    <text:list-item>
                      <text:list>
                        <text:list-item>
                          <text:list>
                            <text:list-item>
                              <text:list>
                                <text:list-item>
                                  <text:list>
                                    <text:list-item>
                                      <text:list>
                                        <text:list-item>
                                          <text:list>
                                            <text:list-header>
                                              <text:p text:style-name="P67"><text:span text:style-name="T6">package</text:span><text:span text:style-name="T16"> ch5InitializationNCleanUp;</text:span></text:p>
                                            </text:list-header>
                                          </text:list>
                                        </text:list-item>
                                      </text:list>
                                    </text:list-item>
                                  </text:list>
                                </text:list-item>
                              </text:list>
                            </text:list-item>
                          </text:list>
                        </text:list-item>
                      </text:list>
                    </text:list-item>
                  </text:list>
                </text:list-item>
              </text:list>
            </text:list-item>
          </text:list>
        </text:list-item>
      </text:list>
      <text:p text:style-name="P70"/>
      <text:p text:style-name="P70"><text:span text:style-name="T4">class</text:span><text:span text:style-name="T7"> UniqueMethBaseCls</text:span></text:p>
      <text:p text:style-name="P71">{</text:p>
      <text:p text:style-name="P70"><text:span text:style-name="T7"><text:tab/></text:span><text:span text:style-name="T4">void</text:span><text:span text:style-name="T7"> method1()</text:span></text:p>
      <text:p text:style-name="P71"><text:tab/>{</text:p>
      <text:p text:style-name="P70"><text:span text:style-name="T7"><text:tab/><text:tab/>System.</text:span><text:span text:style-name="T32">out</text:span><text:span text:style-name="T7">.println(</text:span><text:span text:style-name="T34">"BaseMethod1()"</text:span><text:span text:style-name="T7">);</text:span></text:p>
      <text:p text:style-name="P71"><text:tab/>}</text:p>
      <text:p text:style-name="P70"><text:span text:style-name="T7"><text:tab/></text:span><text:span text:style-name="T4">void</text:span><text:span text:style-name="T7"> method2()</text:span></text:p>
      <text:p text:style-name="P71"><text:tab/>{</text:p>
      <text:p text:style-name="P70"><text:span text:style-name="T7"><text:tab/><text:tab/>System.</text:span><text:span text:style-name="T32">out</text:span><text:span text:style-name="T7">.println(</text:span><text:span text:style-name="T34">"BaseMethod2()"</text:span><text:span text:style-name="T7">);</text:span></text:p>
      <text:p text:style-name="P71"><text:tab/>}</text:p>
      <text:p text:style-name="P70"><text:span text:style-name="T7"><text:tab/></text:span><text:span text:style-name="T4">void</text:span><text:span text:style-name="T7"> method3()</text:span></text:p>
      <text:p text:style-name="P71"><text:tab/>{</text:p>
      <text:p text:style-name="P70"><text:span text:style-name="T7"><text:tab/><text:tab/>System.</text:span><text:span text:style-name="T32">out</text:span><text:span text:style-name="T7">.println(</text:span><text:span text:style-name="T34">"BaseMethod3()"</text:span><text:span text:style-name="T7">);</text:span></text:p>
      <text:p text:style-name="P71"><text:tab/>}</text:p>
      <text:p text:style-name="P71">}</text:p>
      <text:p text:style-name="P70"/>
      <text:p text:style-name="P70"><text:span text:style-name="T4">class</text:span><text:span text:style-name="T7"> UniqueMethDeriveCls </text:span><text:span text:style-name="T4">extends</text:span><text:span text:style-name="T7"> UniqueMethBaseCls</text:span></text:p>
      <text:p text:style-name="P71">{</text:p>
      <text:p text:style-name="P70"><text:span text:style-name="T7"><text:tab/></text:span><text:span text:style-name="T4">void</text:span><text:span text:style-name="T7"> method1()</text:span></text:p>
      <text:p text:style-name="P71"><text:tab/>{</text:p>
      <text:p text:style-name="P70"><text:span text:style-name="T7"><text:tab/><text:tab/>System.</text:span><text:span text:style-name="T32">out</text:span><text:span text:style-name="T7">.println(</text:span><text:span text:style-name="T34">"DeriveMethod1()"</text:span><text:span text:style-name="T7">);</text:span></text:p>
      <text:p text:style-name="P71"><text:tab/>}</text:p>
      <text:p text:style-name="P70"><text:span text:style-name="T7"><text:tab/></text:span><text:span text:style-name="T4">void</text:span><text:span text:style-name="T7"> method2()</text:span></text:p>
      <text:p text:style-name="P71"><text:tab/>{</text:p>
      <text:p text:style-name="P70"><text:span text:style-name="T7"><text:tab/><text:tab/>System.</text:span><text:span text:style-name="T32">out</text:span><text:span text:style-name="T7">.println(</text:span><text:span text:style-name="T34">"DeriveMethod2()"</text:span><text:span text:style-name="T7">);</text:span></text:p>
      <text:p text:style-name="P71"><text:tab/>}</text:p>
      <text:p text:style-name="P70"><text:span text:style-name="T7"><text:tab/></text:span><text:span text:style-name="T4">void</text:span><text:span text:style-name="T7"> method4()</text:span></text:p>
      <text:p text:style-name="P71"><text:tab/>{</text:p>
      <text:p text:style-name="P70"><text:span text:style-name="T7"><text:tab/><text:tab/>System.</text:span><text:span text:style-name="T32">out</text:span><text:span text:style-name="T7">.println(</text:span><text:span text:style-name="T34">"DeriveMethod4()"</text:span><text:span text:style-name="T7">);</text:span></text:p>
      <text:p text:style-name="P71"><text:tab/>}</text:p>
      <text:p text:style-name="P71">}</text:p>
      <text:p text:style-name="P70"/>
      <text:p text:style-name="P70"><text:span text:style-name="T4">public</text:span><text:span text:style-name="T7"> </text:span><text:span text:style-name="T4">class</text:span><text:span text:style-name="T7"> UniqueMethOfBaseNDeriveCls {</text:span></text:p>
      <text:p text:style-name="P70"/>
      <text:p text:style-name="P70"><text:span text:style-name="T7"><text:tab/></text:span><text:span text:style-name="T4">public</text:span><text:span text:style-name="T7"> </text:span><text:span text:style-name="T4">static</text:span><text:span text:style-name="T7"> </text:span><text:span text:style-name="T4">void</text:span><text:span text:style-name="T7"> main(String[] </text:span><text:span text:style-name="T58">args</text:span><text:span text:style-name="T7">) </text:span></text:p>
      <text:p text:style-name="P71"><text:tab/>{</text:p>
      <text:p text:style-name="P70"><text:span text:style-name="T7"><text:tab/><text:tab/>UniqueMethBaseCls </text:span><text:span text:style-name="T58">umb</text:span><text:span text:style-name="T7"> = </text:span><text:span text:style-name="T4">new</text:span><text:span text:style-name="T7"> UniqueMethBaseCls();</text:span></text:p>
      <text:p text:style-name="P70"><text:span text:style-name="T7"><text:tab/><text:tab/>UniqueMethDeriveCls </text:span><text:span text:style-name="T58">umd</text:span><text:span text:style-name="T7"> = </text:span><text:span text:style-name="T4">new</text:span><text:span text:style-name="T7"> UniqueMethDeriveCls();</text:span></text:p>
      <text:p text:style-name="P71"><text:tab/><text:tab/></text:p>
      <text:p text:style-name="P70"><text:span text:style-name="T7"><text:tab/><text:tab/></text:span><text:span text:style-name="T58">umb</text:span><text:span text:style-name="T7">=</text:span><text:span text:style-name="T58">umd</text:span><text:span text:style-name="T7">;</text:span></text:p>
      <text:p text:style-name="P70"><text:span text:style-name="T7"><text:tab/><text:tab/></text:span><text:span text:style-name="T58">umb</text:span><text:span text:style-name="T7">.method1();</text:span></text:p>
      <text:p text:style-name="P70"><text:span text:style-name="T7"><text:tab/><text:tab/></text:span><text:span text:style-name="T58">umb</text:span><text:span text:style-name="T7">.method2();</text:span></text:p>
      <text:p text:style-name="P70"><text:span text:style-name="T7"><text:tab/><text:tab/></text:span><text:span text:style-name="T58">umb</text:span><text:span text:style-name="T7">.method3();</text:span></text:p>
      <text:p text:style-name="P70"><text:span text:style-name="T7"><text:tab/><text:tab/>((UniqueMethDeriveCls)</text:span><text:span text:style-name="T58">umd</text:span><text:span text:style-name="T7">).method4();</text:span></text:p>
      <text:p text:style-name="P71"><text:tab/>}</text:p>
      <text:p text:style-name="P68"><text:span text:style-name="T15">}</text:span></text:p>
      <text:p text:style-name="P68"><text:span text:style-name="T15">Output:</text:span></text:p>
      <text:p text:style-name="P71">DeriveMethod1()</text:p>
      <text:p text:style-name="P71">DeriveMethod2()</text:p>
      <text:p text:style-name="P71">BaseMethod3()</text:p>
      <text:p text:style-name="P71">DeriveMethod4()</text:p>
      <text:p text:style-name="P68"><text:span text:style-name="T26">Note : After assigning derive class reference to base class we can see only overridden methods of derive class are called. Non-overridden methods from base class will be called and unique methods of derive class only called through class c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2"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in" fo:margin-bottom="0in"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fo:text-indent="0in" style:auto-text-indent="false"/>
    </style:style>
    <style:style style:name="Heading_20_2" style:display-name="Heading 2" style:family="paragraph" style:parent-style-name="Standard" style:next-style-name="Standard"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name-complex="Arial1" style:font-size-complex="13pt" style:font-weight-complex="bold"/>
    </style:style>
    <style:style style:name="ListLabel_20_3" style:display-name="ListLabel 3" style:family="text">
      <style:text-properties fo:color="#00000a" fo:font-size="11pt" fo:font-weight="normal" style:font-size-asian="11pt" style:font-weight-asian="normal" style:font-name-complex="Calibri1"/>
    </style:style>
    <style:style style:name="ListLabel_20_2" style:display-name="ListLabel 2" style:family="text">
      <style:text-properties style:font-name-complex="Courier New2"/>
    </style:style>
    <style:style style:name="ListLabel_20_1" style:display-name="ListLabel 1" style:family="text">
      <style:text-properties style:font-name-complex="Georgia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Arial1" style:font-size-complex="13pt"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7-28T18:11:06.51</meta:creation-date>
    <dc:date>2016-09-02T12:33:58.92</dc:date>
    <dc:creator>Jayant Joshi</dc:creator>
    <meta:editing-duration>PT1H53M38S</meta:editing-duration>
    <meta:editing-cycles>26</meta:editing-cycles>
    <meta:generator>OpenOffice/4.1.2$Win32 OpenOffice.org_project/412m3$Build-9782</meta:generator>
    <meta:document-statistic meta:table-count="0" meta:image-count="2" meta:object-count="0" meta:page-count="14" meta:paragraph-count="628" meta:word-count="2350" meta:character-count="17397"/>
  </office:meta>
</office:document-meta>
</file>